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03A00000CF49EADB3FD.svm"/>
  <manifest:file-entry manifest:media-type="" manifest:full-path="Pictures/20000007000034E900002085D63B6ABB.svm"/>
  <manifest:file-entry manifest:media-type="" manifest:full-path="Pictures/2000000700000EBF0000082248D62CF7.svm"/>
  <manifest:file-entry manifest:media-type="" manifest:full-path="Pictures/20000007000027F6000048E4EB1F8CBF.svm"/>
  <manifest:file-entry manifest:media-type="" manifest:full-path="Pictures/20000007000017D700000771A5B51FAA.svm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" manifest:full-path="Pictures/200000070000706F00006945BBFC6A36.svm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21C20000151565C6FF99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55C0000095FB62B381E.svm"/>
  <manifest:file-entry manifest:media-type="" manifest:full-path="Pictures/200000070000153900000FD90C442014.svm"/>
  <manifest:file-entry manifest:media-type="" manifest:full-path="Pictures/200000070000331F00001D130179092B.svm"/>
  <manifest:file-entry manifest:media-type="" manifest:full-path="Pictures/20000007000013D80000074EDA4D05F6.svm"/>
  <manifest:file-entry manifest:media-type="" manifest:full-path="Pictures/20000007000013270000072B48EDB218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" manifest:full-path="Pictures/20000007000015A20000086815ACE844.svm"/>
  <manifest:file-entry manifest:media-type="" manifest:full-path="Pictures/2000000700000C2100000795C4D74FA9.svm"/>
  <manifest:file-entry manifest:media-type="" manifest:full-path="Pictures/200000070000338900000868870F2818.svm"/>
  <manifest:file-entry manifest:media-type="" manifest:full-path="Pictures/2000000700000DC8000011A3AAF7BB9C.svm"/>
  <manifest:file-entry manifest:media-type="" manifest:full-path="Pictures/2000000700003ED50000489E1AFC004A.svm"/>
  <manifest:file-entry manifest:media-type="" manifest:full-path="Pictures/20000007000047CA0000364A30E69F96.svm"/>
  <manifest:file-entry manifest:media-type="" manifest:full-path="Pictures/20000007000012540000093C9805DBD9.svm"/>
  <manifest:file-entry manifest:media-type="" manifest:full-path="Pictures/20000007000046D300003154372D9B6A.svm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371E00002C5F92E77C73.svm"/>
  <manifest:file-entry manifest:media-type="" manifest:full-path="Pictures/200000070000509B000010AD6533A001.svm"/>
  <manifest:file-entry manifest:media-type="" manifest:full-path="Pictures/20000007000043EE00002D3262773022.svm"/>
  <manifest:file-entry manifest:media-type="" manifest:full-path="Pictures/2000000700000BDA0000093C68406A2A.svm"/>
  <manifest:file-entry manifest:media-type="" manifest:full-path="Pictures/200000070000299D00001A98383FC3AD.svm"/>
  <manifest:file-entry manifest:media-type="" manifest:full-path="Pictures/20000007000051D9000014426BAC7B21.svm"/>
  <manifest:file-entry manifest:media-type="" manifest:full-path="Pictures/2000000700002EB600003365D75DBDE3.svm"/>
  <manifest:file-entry manifest:media-type="" manifest:full-path="Pictures/2000000700000FB6000008225A27DC5C.svm"/>
  <manifest:file-entry manifest:media-type="" manifest:full-path="Pictures/200000070000232300003CC40A12CF2B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" manifest:full-path="Pictures/2000000700000E5500000D170940415A.svm"/>
  <manifest:file-entry manifest:media-type="" manifest:full-path="Pictures/20000007000029E4000026DC1E75F5F8.svm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2511000031312A19FB5B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" manifest:full-path="Pictures/200000070000366D00002C185BD6C73B.svm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0FB600000FB621DF68B7.svm"/>
  <manifest:file-entry manifest:media-type="" manifest:full-path="Pictures/2000000700001231000007B8991D9497.svm"/>
  <manifest:file-entry manifest:media-type="" manifest:full-path="Pictures/20000007000053EA0000387FE1FB5EF2.svm"/>
  <manifest:file-entry manifest:media-type="" manifest:full-path="Pictures/20000007000024A700001231BD35513F.svm"/>
  <manifest:file-entry manifest:media-type="" manifest:full-path="Pictures/2000000700001E2D000009A60A272DCF.svm"/>
  <manifest:file-entry manifest:media-type="" manifest:full-path="Pictures/20000007000025C100000C2116C445C8.svm"/>
  <manifest:file-entry manifest:media-type="" manifest:full-path="Pictures/20000007000025C100003B63184B799A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" manifest:full-path="Pictures/200000070000343900001CF050C7EE1A.svm"/>
  <manifest:file-entry manifest:media-type="" manifest:full-path="Pictures/20000007000023B0000023236257F005.svm"/>
  <manifest:file-entry manifest:media-type="" manifest:full-path="Pictures/2000000700002B68000017D718DF64EE.svm"/>
  <manifest:file-entry manifest:media-type="" manifest:full-path="Pictures/20000007000014420000088BFBC15F3A.svm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irmole" svg:font-family="Airmole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2" style:family="paragraph" style:parent-style-name="Text_20_body">
      <style:paragraph-properties fo:text-align="start" style:justify-single-word="false"/>
      <style:text-properties style:font-name="宋体" style:font-name-asian="宋体"/>
    </style:style>
    <style:style style:name="P3" style:family="paragraph" style:parent-style-name="Text_20_body">
      <style:paragraph-properties fo:text-align="start" style:justify-single-word="false"/>
      <style:text-properties style:font-name="宋体" fo:font-size="10.5pt" style:font-name-asian="宋体" style:font-size-asian="10.5pt" style:font-size-complex="10.5pt"/>
    </style:style>
    <style:style style:name="P4" style:family="paragraph" style:parent-style-name="Text_20_body">
      <style:paragraph-properties fo:text-align="start" style:justify-single-word="false"/>
      <style:text-properties style:font-name="宋体" fo:font-size="10.5pt" style:font-name-asian="宋体" style:font-size-asian="10.5pt" style:language-asian="zh" style:country-asian="CN" style:font-size-complex="10.5pt"/>
    </style:style>
    <style:style style:name="P5" style:family="paragraph" style:parent-style-name="Text_20_body">
      <style:paragraph-properties fo:text-align="start" style:justify-single-word="false"/>
      <style:text-properties style:font-name="宋体" fo:font-size="10.5pt" fo:font-weight="bold" style:font-name-asian="宋体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.5pt" style:font-name-asian="宋体" style:font-size-asian="10.5pt" style:font-size-complex="10.5pt"/>
    </style:style>
    <style:style style:name="P7" style:family="paragraph" style:parent-style-name="Heading">
      <style:paragraph-properties fo:text-align="center" style:justify-single-word="false"/>
      <style:text-properties style:font-name="宋体" fo:font-size="22pt" style:font-name-asian="宋体" style:font-size-asian="22pt" style:font-size-complex="22pt"/>
    </style:style>
    <style:style style:name="P8" style:family="paragraph" style:parent-style-name="Horizontal_20_Line">
      <style:text-properties style:font-name="宋体" style:font-name-asian="宋体"/>
    </style:style>
    <style:style style:name="P9" style:family="paragraph" style:parent-style-name="Standard">
      <style:paragraph-properties fo:margin-left="1.48cm" fo:margin-right="0cm" fo:text-indent="0cm" style:auto-text-indent="false"/>
      <style:text-properties style:font-name="宋体" fo:font-size="10.5pt" style:font-name-asian="宋体" style:font-size-asian="10.5pt" style:font-size-complex="10.5pt"/>
    </style:style>
    <style:style style:name="P1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2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3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4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5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6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7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8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9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1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2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3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4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5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6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7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4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5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6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7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8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8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0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1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2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3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94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195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196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197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198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199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0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1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2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3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4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5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6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7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8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09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0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1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2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3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4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5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6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7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8" style:family="paragraph" style:parent-style-name="Standard" style:list-style-name="L1">
      <style:text-properties style:font-name="宋体" fo:font-size="10.5pt" style:font-name-asian="宋体" style:font-size-asian="10.5pt" style:language-asian="zh" style:country-asian="CN" style:font-size-complex="10.5pt"/>
    </style:style>
    <style:style style:name="P219" style:family="paragraph" style:parent-style-name="Standard" style:list-style-name="L1">
      <style:text-properties style:font-name="宋体" style:font-name-asian="宋体"/>
    </style:style>
    <style:style style:name="T1" style:family="text">
      <style:text-properties fo:font-weight="bold" style:language-asian="zh" style:country-asian="CN" style:font-weight-asian="bold" style:font-weight-complex="bold"/>
    </style:style>
    <style:style style:name="T2" style:family="text">
      <style:text-properties fo:font-weight="normal" style:language-asian="zh" style:country-asian="CN" style:font-weight-asian="normal" style:font-weight-complex="normal"/>
    </style:style>
    <style:style style:name="T3" style:family="text">
      <style:text-properties style:font-name="宋体"/>
    </style:style>
    <style:style style:name="T4" style:family="text">
      <style:text-properties style:font-name="宋体" fo:font-size="10.5pt" style:font-name-asian="宋体" style:font-size-asian="10.5pt" style:language-asian="zh" style:country-asian="CN" style:font-size-complex="10.5pt"/>
    </style:style>
    <style:style style:name="T5" style:family="text">
      <style:text-properties style:font-name="宋体" fo:font-size="10.5pt" style:font-name-asian="宋体" style:font-size-asian="10.5pt" style:font-size-complex="10.5pt"/>
    </style:style>
    <style:style style:name="T6" style:family="text">
      <style:text-properties style:language-asian="zh" style:country-asian="CN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style:font-size-asian="10.5pt" style:language-asian="zh" style:country-asian="CN" style:font-size-complex="10.5pt"/>
    </style:style>
    <style:style style:name="T9" style:family="text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style:language-asian="zh" style:country-asian="CN"/>
    </style:style>
    <style:style style:name="T13" style:family="text">
      <style:text-properties style:font-name="Arial" fo:font-size="10.5pt" style:font-name-asian="宋体" style:font-size-asian="10.5pt" style:font-size-complex="10.5pt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style:font-name-asian="Arial"/>
    </style:style>
    <style:style style:name="T16" style:family="text">
      <style:text-properties style:font-name="Arial" style:font-name-asian="Arial" style:language-asian="zh" style:country-asian="CN"/>
    </style:style>
    <style:style style:name="T17" style:family="text">
      <style:text-properties style:font-name="Arial" style:font-name-asian="宋体" style:language-asian="zh" style:country-asian="CN"/>
    </style:style>
    <style:style style:name="T18" style:family="text">
      <style:text-properties style:font-name="Arial"/>
    </style:style>
    <style:style style:name="T19" style:family="text">
      <style:text-properties style:font-name="Arial" style:language-asian="zh" style:country-asian="CN"/>
    </style:style>
    <style:style style:name="T20" style:family="text">
      <style:text-properties style:font-name="宋体" style:font-name-asian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KiCad</text:span><text:span text:style-name="T10"> </text:span><text:span text:style-name="T12">快速</text:span><text:span text:style-name="T6">教程</text:span></text:p>
      <text:p text:style-name="P6">Copyright © 2006 David Jahshan: kicad at iridec.com.au</text:p>
      <text:p text:style-name="P2"><text:span text:style-name="T9">版权：</text:span><text:span text:style-name="T8">请自由地以任意格式复制和分发（出售或送出）本文档。请将修正和注释发送给文档的维护者。你可以制作和分发本文档的改编版，但需遵从如下约定：</text:span></text:p>
      <text:p text:style-name="P3"><text:s text:c="3"/>1. <text:span text:style-name="T6">如果不是翻译版，请将你的文档</text:span> <text:span text:style-name="T10">Email</text:span> <text:span text:style-name="T6">一份给原作者。</text:span></text:p>
      <text:p text:style-name="P3"><text:s text:c="3"/>2. <text:span text:style-name="T6">你的改编版应采用符合</text:span><text:span text:style-name="T12">GPL</text:span><text:span text:style-name="T6">精神的授权。文档应包含版权说明，或者至少提供指向所采用的授权协议的链接。</text:span></text:p>
      <text:p text:style-name="P3"><text:s text:c="3"/>3. <text:span text:style-name="T6">申明先前版本的原作者和主要作者。</text:span></text:p>
      <text:p text:style-name="P4">如果你计划制作一个改编版而非翻译版，请将你的改编计划与文档的当前维护者进行讨论。</text:p>
      <text:p text:style-name="P3"><text:span text:style-name="T1">免责声明：</text:span> <text:span text:style-name="T6">虽然本文档是仔细认真制作的，但是仍然无法避免可能会包含错误。请将发现的错误告诉作者。由于这是一份免费文档，作者不对任何错误承担法律责任。</text:span></text:p>
      <text:p text:style-name="P5"><text:span text:style-name="T6">商标：</text:span><text:span text:style-name="T2">任何品牌名称都有可能是商标。这些商标属于它们各自的所有者。</text:span></text:p>
      <text:p text:style-name="P8"/>
      <text:p text:style-name="P3"><text:span text:style-name="T11">KiCad</text:span> <text:span text:style-name="T6">是一个开放源码</text:span>(<text:span text:style-name="T10">GPL</text:span>)<text:span text:style-name="T6">的电路原理图设计和</text:span><text:span text:style-name="T12">PCB</text:span><text:span text:style-name="T6">绘制集成软件包。</text:span></text:p>
      <text:p text:style-name="Standard"><text:span text:style-name="T4">在使用之前，你需要首先安装</text:span><text:span text:style-name="T13">KiCad</text:span><text:span text:style-name="T4">。本教程假设</text:span><text:span text:style-name="T13">KiCad</text:span><text:span text:style-name="T4">安装于</text:span><text:a xlink:type="simple" xlink:href="../../../../KiCad"><text:span text:style-name="T13">C:\Kicad</text:span></text:a><text:span text:style-name="T4">。你可以从这里下载</text:span><text:span text:style-name="T5"> </text:span><text:a xlink:type="simple" xlink:href="http://www.lis.inpg.fr/realise_au_lis/kicad/"><text:span text:style-name="T13">http://www.lis.inpg.fr/realise_au_lis/kicad/</text:span></text:a></text:p>
      <text:p text:style-name="P1"><text:span text:style-name="T6">你可以在网站的</text:span><text:span text:style-name="T12">Infos:Install</text:span><text:span text:style-name="T6"> 找到安装指导</text:span> </text:p>
      <text:p text:style-name="P1"/>
      <text:list text:style-name="L1">
        <text:list-item>
          <text:p text:style-name="P10"><text:span text:style-name="T6">运行</text:span>“<text:span text:style-name="T10">KiCad.exe</text:span>”<text:span text:style-name="T6">。</text:span></text:p>
        </text:list-item>
        <text:list-item>
          <text:p text:style-name="P194">现在位于主窗口。</text:p>
        </text:list-item>
        <text:list-item>
          <text:p text:style-name="P10"><text:span text:style-name="T6">建立一个新工程：</text:span><text:span text:style-name="T15">“Projects”</text:span><text:span text:style-name="T16">（</text:span><text:span text:style-name="T17">工程</text:span><text:span text:style-name="T16">）</text:span><text:span text:style-name="T20"> -&gt;</text:span><text:span text:style-name="T15"> “New Project Descr”</text:span><text:span text:style-name="T16">（</text:span><text:span text:style-name="T17">新建工程描述</text:span><text:span text:style-name="T16">）</text:span><text:span text:style-name="T12">。</text:span></text:p>
        </text:list-item>
        <text:list-item>
          <text:p text:style-name="P10"><draw:frame draw:style-name="fr1" draw:name="graphics1" text:anchor-type="paragraph" svg:width="8.692cm" svg:height="6.997cm" draw:z-index="0"><draw:image xlink:href="Pictures/200000070000371E00002C5F92E77C73.svm" xlink:type="simple" xlink:show="embed" xlink:actuate="onLoad"/></draw:frame><text:span text:style-name="T6">单击</text:span>“<text:span text:style-name="T10">Create New Folder</text:span>”（<text:span text:style-name="T6">创建新文件夹</text:span>）<text:span text:style-name="T6">按钮，把新文件夹命名为</text:span>“<text:span text:style-name="T10">tute1</text:span>”<text:span text:style-name="T6">。</text:span></text:p>
        </text:list-item>
        <text:list-item>
          <text:p text:style-name="P194"><draw:frame draw:style-name="fr1" draw:name="graphics2" text:anchor-type="paragraph" svg:width="14.222cm" svg:height="3.521cm" draw:z-index="1"><draw:image xlink:href="Pictures/20000007000051D9000014426BAC7B21.svm" xlink:type="simple" xlink:show="embed" xlink:actuate="onLoad"/></draw:frame>在这个文件夹上双击打开它。</text:p>
        </text:list-item>
        <text:list-item>
          <text:p text:style-name="P219"><text:span text:style-name="T8">在</text:span><text:span text:style-name="T7">“</text:span><text:span text:style-name="T14">File Name</text:span><text:span text:style-name="T7">”（</text:span><text:span text:style-name="T8">文件名</text:span><text:span text:style-name="T7">）</text:span><text:span text:style-name="T8">处输入工程的名字（在本教程中我们把工程命名为</text:span><text:span text:style-name="T7">“</text:span><text:span text:style-name="T14">tute1</text:span><text:span text:style-name="T7">”</text:span><text:span text:style-name="T8">）。</text:span></text:p>
        </text:list-item>
        <text:list-item>
          <text:p text:style-name="P10"><draw:frame draw:style-name="fr2" draw:name="graphics3" text:anchor-type="paragraph" svg:width="14.078cm" svg:height="2.565cm" draw:z-index="2"><draw:image xlink:href="Pictures/200000070000509B000010AD6533A001.svm" xlink:type="simple" xlink:show="embed" xlink:actuate="onLoad"/></draw:frame><text:soft-page-break/><text:span text:style-name="T6">单击</text:span>“<text:span text:style-name="T10">Save</text:span>”（<text:span text:style-name="T6">保存</text:span>）<text:span text:style-name="T6">。你会看到工程名现在变为</text:span>“<text:span text:style-name="T10">tute1</text:span>”<text:span text:style-name="T6">。</text:span></text:p>
        </text:list-item>
        <text:list-item>
          <text:p text:style-name="P10"><draw:frame draw:style-name="fr2" draw:name="graphics4" text:anchor-type="paragraph" svg:width="3.336cm" svg:height="3.013cm" draw:z-index="3"><draw:image xlink:href="Pictures/2000000700000FB600000FB621DF68B7.svm" xlink:type="simple" xlink:show="embed" xlink:actuate="onLoad"/></draw:frame><text:span text:style-name="T6">双击</text:span>“<text:span text:style-name="T10">tute1.sch</text:span>”<text:span text:style-name="T6">。</text:span></text:p>
        </text:list-item>
        <text:list-item>
          <text:p text:style-name="P10"><text:span text:style-name="T6">一个</text:span>“<text:span text:style-name="T10">Infos</text:span>”<text:span text:style-name="T6">窗口将出现，提示你这是一个新工程。请单击</text:span>“<text:span text:style-name="T10">OK</text:span>”（<text:span text:style-name="T6">确定</text:span>）<text:span text:style-name="T6">。</text:span></text:p>
        </text:list-item>
        <text:list-item>
          <text:p text:style-name="P10"><text:span text:style-name="T6">现在你将来到</text:span>“<text:span text:style-name="T10">EESchema</text:span>”<text:span text:style-name="T6">窗口。这个窗口用于输入原理图。</text:span></text:p>
        </text:list-item>
        <text:list-item>
          <text:p text:style-name="P10"><text:span text:style-name="T6">请首先对原理图工程进行保存：</text:span>“<text:span text:style-name="T10">Files</text:span>”（<text:span text:style-name="T6">文件</text:span>） -&gt; “<text:span text:style-name="T10">Save Schematic Project</text:span>”（<text:span text:style-name="T6">保存原理图工程</text:span>）<text:span text:style-name="T6">。</text:span></text:p>
        </text:list-item>
        <text:list-item>
          <text:p text:style-name="P10"><draw:frame draw:style-name="fr1" draw:name="graphics5" text:anchor-type="paragraph" svg:width="5.9cm" svg:height="5.81cm" draw:z-index="4"><draw:image xlink:href="Pictures/20000007000023B0000023236257F005.svm" xlink:type="simple" xlink:show="embed" xlink:actuate="onLoad"/></draw:frame><text:span text:style-name="T6">单击顶部工具栏中的</text:span>“<text:span text:style-name="T10">page settings</text:span>”（<text:span text:style-name="T6">页面设置</text:span>）<text:span text:style-name="T6">按钮。</text:span></text:p>
        </text:list-item>
        <text:list-item>
          <text:p text:style-name="P10"><draw:frame draw:style-name="fr2" draw:name="graphics44" text:anchor-type="paragraph" svg:width="3.829cm" svg:height="1.681cm" draw:z-index="43"><draw:image xlink:href="Pictures/200000070000155C0000095FB62B381E.svm" xlink:type="simple" xlink:show="embed" xlink:actuate="onLoad"/></draw:frame><text:span text:style-name="T6">将</text:span>“<text:span text:style-name="T10">page size</text:span>”（<text:span text:style-name="T6">页面大小</text:span>）<text:span text:style-name="T6">设置为</text:span>“<text:span text:style-name="T10">A4</text:span>”<text:span text:style-name="T6">，将</text:span>“<text:span text:style-name="T10">Title</text:span>”（<text:span text:style-name="T6">标题</text:span>）<text:span text:style-name="T6">设置为</text:span>“<text:span text:style-name="T10">Tute 1</text:span>”<text:span text:style-name="T6">。</text:span></text:p>
        </text:list-item>
        <text:list-item>
          <text:p text:style-name="P10"><text:span text:style-name="T6">单击窗口右侧工具栏中的</text:span>“<text:span text:style-name="T10">Add components</text:span>”（<text:span text:style-name="T6">添加元件</text:span>）<text:span text:style-name="T6">按钮。</text:span></text:p>
        </text:list-item>
        <text:list-item>
          <text:p text:style-name="P194"><draw:frame draw:style-name="fr1" draw:name="graphics6" text:anchor-type="paragraph" svg:width="2.63cm" svg:height="3.367cm" draw:z-index="5"><draw:image xlink:href="Pictures/2000000700000DC8000011A3AAF7BB9C.svm" xlink:type="simple" xlink:show="embed" xlink:actuate="onLoad"/></draw:frame>在屏幕中你想放置元件的位置单击。</text:p>
        </text:list-item>
        <text:list-item>
          <text:p text:style-name="P10"><text:span text:style-name="T6">一个</text:span>“<text:span text:style-name="T10">Component selection</text:span>”（<text:span text:style-name="T6">选择元件</text:span>）<text:span text:style-name="T6">窗口将出现。</text:span> </text:p>
        </text:list-item>
        <text:list-item>
          <text:p text:style-name="P10"><draw:frame draw:style-name="fr1" draw:name="graphics7" text:anchor-type="paragraph" svg:width="7.77cm" svg:height="4.42cm" draw:z-index="6"><draw:image xlink:href="Pictures/200000070000331F00001D130179092B.svm" xlink:type="simple" xlink:show="embed" xlink:actuate="onLoad"/></draw:frame><text:soft-page-break/><text:span text:style-name="T6">单击</text:span>“<text:span text:style-name="T10">List All</text:span>”（<text:span text:style-name="T6">列出所有</text:span>）<text:span text:style-name="T6">。</text:span>“<text:span text:style-name="T10">Select Lib</text:span>”（<text:span text:style-name="T6">选择库</text:span>）<text:span text:style-name="T6">窗口将出现。</text:span></text:p>
        </text:list-item>
        <text:list-item>
          <text:p text:style-name="P10"><draw:frame draw:style-name="fr1" draw:name="graphics8" text:anchor-type="paragraph" svg:width="5.549cm" svg:height="7.362cm" draw:z-index="7"><draw:image xlink:href="Pictures/2000000700002511000031312A19FB5B.svm" xlink:type="simple" xlink:show="embed" xlink:actuate="onLoad"/></draw:frame><text:span text:style-name="T6">双击</text:span>“<text:span text:style-name="T10">device</text:span>”<text:span text:style-name="T6">。</text:span></text:p>
        </text:list-item>
        <text:list-item>
          <text:p text:style-name="P10">“<text:span text:style-name="T10">Select Part</text:span>”（<text:span text:style-name="T6">选择部件</text:span>）<text:span text:style-name="T6">窗口将出现。</text:span> </text:p>
        </text:list-item>
        <text:list-item>
          <text:p text:style-name="P10"><draw:frame draw:style-name="fr1" draw:name="graphics9" text:anchor-type="paragraph" svg:width="5.606cm" svg:height="8.818cm" draw:z-index="8"><draw:image xlink:href="Pictures/20000007000025C100003B63184B799A.svm" xlink:type="simple" xlink:show="embed" xlink:actuate="onLoad"/></draw:frame><text:span text:style-name="T6">滚动列表找到</text:span>“<text:span text:style-name="T10">R</text:span>”<text:span text:style-name="T6">并双击它。</text:span></text:p>
        </text:list-item>
        <text:list-item>
          <text:p text:style-name="P10"><text:span text:style-name="T6">按键盘上的字母</text:span> '<text:span text:style-name="T10">r </text:span>'<text:span text:style-name="T6">键。请注意元件是如何旋转的。</text:span></text:p>
        </text:list-item>
        <text:list-item>
          <text:p text:style-name="P194">在图上需要放置元件的位置单击鼠标左键，把元件放置上。</text:p>
        </text:list-item>
        <text:list-item>
          <text:p text:style-name="P194">可通过单击放大镜来缩放查看比例。</text:p>
        </text:list-item>
        <text:list-item>
          <text:p text:style-name="P194"><draw:frame draw:style-name="fr2" draw:name="graphics10" text:anchor-type="paragraph" svg:width="6.932cm" svg:height="2.228cm" draw:z-index="9"><draw:image xlink:href="Pictures/20000007000025C100000C2116C445C8.svm" xlink:type="simple" xlink:show="embed" xlink:actuate="onLoad"/></draw:frame><text:soft-page-break/>在元件中央单击鼠标右键。</text:p>
        </text:list-item>
        <text:list-item>
          <text:p text:style-name="P10"><draw:frame draw:style-name="fr1" draw:name="graphics11" text:anchor-type="paragraph" svg:width="5.073cm" svg:height="9.252cm" draw:z-index="10"><draw:image xlink:href="Pictures/20000007000027F6000048E4EB1F8CBF.svm" xlink:type="simple" xlink:show="embed" xlink:actuate="onLoad"/></draw:frame><text:span text:style-name="T6">选择：</text:span>“<text:span text:style-name="T10">Edit Component</text:span>”<text:span text:style-name="T6">（编辑元件）</text:span>-&gt; “<text:span text:style-name="T10">Edit</text:span>”（<text:span text:style-name="T6">编辑</text:span>）<text:span text:style-name="T6">。</text:span></text:p>
        </text:list-item>
        <text:list-item>
          <text:p text:style-name="P10">“<text:span text:style-name="T10">Component properties</text:span>”（<text:span text:style-name="T6">元件属性</text:span>）<text:span text:style-name="T6">窗口将出现。</text:span></text:p>
        </text:list-item>
        <text:list-item>
          <text:p text:style-name="P10"><draw:frame draw:style-name="fr1" draw:name="graphics12" text:anchor-type="paragraph" svg:width="8.299cm" svg:height="6.724cm" draw:z-index="11"><draw:image xlink:href="Pictures/200000070000366D00002C185BD6C73B.svm" xlink:type="simple" xlink:show="embed" xlink:actuate="onLoad"/></draw:frame><text:span text:style-name="T6">请选择</text:span>“<text:span text:style-name="T10">Value</text:span>”（<text:span text:style-name="T6">数值</text:span>）<text:span text:style-name="T6">标签。</text:span></text:p>
        </text:list-item>
        <text:list-item>
          <text:p text:style-name="P10"><text:span text:style-name="T6">将原来的</text:span>“<text:span text:style-name="T10">Value</text:span>”<text:span text:style-name="T6">（数值）</text:span>“<text:span text:style-name="T10">R</text:span>” <text:span text:style-name="T6">换成</text:span>“<text:span text:style-name="T10">1k</text:span>”<text:span text:style-name="T6">。</text:span></text:p>
        </text:list-item>
        <text:list-item>
          <text:p text:style-name="P10"><text:span text:style-name="T6">单击</text:span>“<text:span text:style-name="T10">OK</text:span>”（<text:span text:style-name="T6">确定</text:span>）<text:span text:style-name="T6">。</text:span></text:p>
        </text:list-item>
        <text:list-item>
          <text:p text:style-name="P10"><draw:frame draw:style-name="fr1" draw:name="graphics13" text:anchor-type="paragraph" svg:width="3.267cm" svg:height="3.808cm" draw:z-index="12"><draw:image xlink:href="Pictures/2000000700002135000026B89BBC1814.svm" xlink:type="simple" xlink:show="embed" xlink:actuate="onLoad"/></draw:frame><text:span text:style-name="T6">现在电阻符号内部的数值应该变成了</text:span>“<text:span text:style-name="T10">1k</text:span>”<text:span text:style-name="T6">。</text:span></text:p>
        </text:list-item>
        <text:list-item>
          <text:p text:style-name="P194"><text:soft-page-break/>通过单击你可以在其他位置放置另外一只电阻。</text:p>
        </text:list-item>
        <text:list-item>
          <text:p text:style-name="P10">“<text:span text:style-name="T10">Component selection:</text:span>”（<text:span text:style-name="T6">选择元件</text:span>）<text:span text:style-name="T6">窗口将出现。</text:span></text:p>
        </text:list-item>
        <text:list-item>
          <text:p text:style-name="P10"><text:span text:style-name="T6">你先前放置的电阻将出现在历史列表中（图中的“</text:span><text:span text:style-name="T10">R</text:span><text:span text:style-name="T6">”）。</text:span></text:p>
        </text:list-item>
        <text:list-item>
          <text:p text:style-name="P10"><draw:frame draw:style-name="fr1" draw:name="graphics14" text:anchor-type="paragraph" svg:width="7.938cm" svg:height="4.399cm" draw:z-index="13"><draw:image xlink:href="Pictures/200000070000343900001CF050C7EE1A.svm" xlink:type="simple" xlink:show="embed" xlink:actuate="onLoad"/></draw:frame><text:span text:style-name="T6">单击</text:span>“<text:span text:style-name="T10">R</text:span>”<text:span text:style-name="T6">。</text:span></text:p>
        </text:list-item>
        <text:list-item>
          <text:p text:style-name="P194">将电阻放置在图上。</text:p>
        </text:list-item>
        <text:list-item>
          <text:p text:style-name="P194">重复以上操作，在图上放置第三个电阻。</text:p>
        </text:list-item>
        <text:list-item>
          <text:p text:style-name="P194">在第二个电阻上面单击鼠标右键。</text:p>
        </text:list-item>
        <text:list-item>
          <text:p text:style-name="P10"><draw:frame draw:style-name="fr1" draw:name="graphics15" text:anchor-type="paragraph" svg:width="4.112cm" svg:height="7.108cm" draw:z-index="14"><draw:image xlink:href="Pictures/200000070000232300003CC40A12CF2B.svm" xlink:type="simple" xlink:show="embed" xlink:actuate="onLoad"/></draw:frame><text:span text:style-name="T6">单击</text:span>“<text:span text:style-name="T10">Delete Component</text:span>”（<text:span text:style-name="T6">删除元件</text:span>）<text:span text:style-name="T6">。这将删除这个元件。</text:span> </text:p>
        </text:list-item>
        <text:list-item>
          <text:p text:style-name="P10"><text:span text:style-name="T6">右键单击第三个电阻。选择</text:span>“<text:span text:style-name="T10">Move Component</text:span>”（<text:span text:style-name="T6">移动元件</text:span>）<text:span text:style-name="T6">。</text:span> </text:p>
        </text:list-item>
        <text:list-item>
          <text:p text:style-name="P194">移动元件的位置，单击左键将放置在新的位置。</text:p>
        </text:list-item>
        <text:list-item>
          <text:p text:style-name="P10"><text:span text:style-name="T6">重复上述第</text:span> <text:span text:style-name="T10">24</text:span> <text:span text:style-name="T6">到</text:span> <text:span text:style-name="T10">27</text:span> <text:span text:style-name="T6">步的操作，将第三个电阻的</text:span>“<text:span text:style-name="T10">R</text:span>”<text:span text:style-name="T6">改变为</text:span>“<text:span text:style-name="T10">100</text:span>”<text:span text:style-name="T6">。</text:span></text:p>
        </text:list-item>
        <text:list-item>
          <text:p text:style-name="P10"><text:span text:style-name="T6">重复第</text:span> 14 <text:span text:style-name="T6">到</text:span> 20 <text:span text:style-name="T6">步的操作，这一次不是选择</text:span>“<text:span text:style-name="T10">device</text:span>”<text:span text:style-name="T6">和“</text:span><text:span text:style-name="T12">R</text:span><text:span text:style-name="T6">”，而是选择</text:span>“<text:span text:style-name="T10">microcontrollers</text:span>”和“<text:span text:style-name="T10">PIC12C508A</text:span>”<text:span text:style-name="T6">。</text:span></text:p>
        </text:list-item>
        <text:list-item>
          <text:p text:style-name="P10"><text:span text:style-name="T6">按键盘上的</text:span> '<text:span text:style-name="T10">y </text:span>' <text:span text:style-name="T6">键和</text:span> '<text:span text:style-name="T10">x </text:span>' <text:span text:style-name="T6">键。请注意元件是如何参照它的</text:span><text:span text:style-name="T12">x</text:span><text:span text:style-name="T6">轴和</text:span><text:span text:style-name="T12">y</text:span><text:span text:style-name="T6">轴被镜像的。再次按</text:span> '<text:span text:style-name="T10">y</text:span>' <text:span text:style-name="T6">和</text:span> '<text:span text:style-name="T10">x</text:span>' <text:span text:style-name="T6">将使元件恢复原来的方向。</text:span> </text:p>
        </text:list-item>
        <text:list-item>
          <text:p text:style-name="P194">将元件放置到图上。</text:p>
        </text:list-item>
        <text:list-item>
          <text:p text:style-name="P10"><text:span text:style-name="T6">重复步骤</text:span> <text:span text:style-name="T10">14</text:span> <text:span text:style-name="T6">到</text:span> <text:span text:style-name="T10">20</text:span><text:span text:style-name="T6">，这次请选择</text:span>“<text:span text:style-name="T10">device</text:span>”<text:span text:style-name="T6">和</text:span>“<text:span text:style-name="T10">LED</text:span>”<text:span text:style-name="T6">。</text:span></text:p>
        </text:list-item>
        <text:list-item>
          <text:p text:style-name="P194">请按下图安排这几个元件的位置：</text:p>
          <text:p text:style-name="P10"><draw:frame draw:style-name="fr3" draw:name="graphics16" text:anchor-type="paragraph" svg:x="1.215cm" svg:y="0cm" svg:width="7.532cm" svg:height="5.357cm" draw:z-index="26"><draw:image xlink:href="Pictures/20000007000036D7000026FFCAABDB81.svm" xlink:type="simple" xlink:show="embed" xlink:actuate="onLoad"/></draw:frame><text:soft-page-break/></text:p>
        </text:list-item>
        <text:list-item>
          <text:p text:style-name="P194">现在我们将向库中添加一个元件。</text:p>
        </text:list-item>
        <text:list-item>
          <text:p text:style-name="P10"><text:span text:style-name="T6">单击顶部工具栏中的</text:span>“<text:span text:style-name="T10">go to library editor</text:span>”（<text:span text:style-name="T6">打开库编辑器</text:span>）<text:span text:style-name="T6">按钮。</text:span></text:p>
        </text:list-item>
        <text:list-item>
          <text:p text:style-name="P10"><draw:frame draw:style-name="fr1" draw:name="graphics18" text:anchor-type="paragraph" svg:width="5.567cm" svg:height="1.78cm" draw:z-index="16"><draw:image xlink:href="Pictures/2000000700001E2D000009A60A272DCF.svm" xlink:type="simple" xlink:show="embed" xlink:actuate="onLoad"/></draw:frame><text:span text:style-name="T6">这将打开</text:span>“<text:span text:style-name="T10">Libedit</text:span>”<text:span text:style-name="T6">窗口。</text:span></text:p>
        </text:list-item>
        <text:list-item>
          <text:p text:style-name="P10"><draw:frame draw:style-name="fr1" draw:name="graphics19" text:anchor-type="paragraph" svg:width="4.041cm" svg:height="1.767cm" draw:z-index="17"><draw:image xlink:href="Pictures/200000070000170300000A0FD5BF7EC5.svm" xlink:type="simple" xlink:show="embed" xlink:actuate="onLoad"/></draw:frame><text:span text:style-name="T6">单击</text:span>“<text:span text:style-name="T10">Select working library</text:span>”（<text:span text:style-name="T6">选择工作库</text:span>）<text:span text:style-name="T6">按钮。</text:span></text:p>
        </text:list-item>
        <text:list-item>
          <text:p text:style-name="P10"><text:span text:style-name="T6">在</text:span>“<text:span text:style-name="T10">select lib</text:span>”（<text:span text:style-name="T6">选择库</text:span>）<text:span text:style-name="T6">窗口中单击</text:span>“<text:span text:style-name="T10">conn</text:span>”<text:span text:style-name="T6">。</text:span></text:p>
        </text:list-item>
        <text:list-item>
          <text:p text:style-name="P10"><text:span text:style-name="T6">单击</text:span>“<text:span text:style-name="T10">New part</text:span>”（<text:span text:style-name="T6">新建部件</text:span>）<text:span text:style-name="T6">按钮。</text:span></text:p>
        </text:list-item>
        <text:list-item>
          <text:p text:style-name="P10"><draw:frame draw:style-name="fr1" draw:name="graphics20" text:anchor-type="paragraph" svg:width="4.438cm" svg:height="2.027cm" draw:z-index="18"><draw:image xlink:href="Pictures/20000007000017D700000AE308D1F103.svm" xlink:type="simple" xlink:show="embed" xlink:actuate="onLoad"/></draw:frame><text:span text:style-name="T6">将新的部件命名为</text:span>“<text:span text:style-name="T10">MYCONN3</text:span>”<text:span text:style-name="T6">。</text:span></text:p>
        </text:list-item>
        <text:list-item>
          <text:p text:style-name="P10"><text:span text:style-name="T6">输入索引前缀</text:span>“<text:span text:style-name="T10">J</text:span>”<text:span text:style-name="T6">，输入部件编号</text:span>“<text:span text:style-name="T10">1</text:span>”<text:span text:style-name="T6">。</text:span> </text:p>
        </text:list-item>
        <text:list-item>
          <text:p text:style-name="P10"><text:span text:style-name="T6">如果出现警告</text:span>“<text:span text:style-name="T10">has a convert drawing</text:span>” <text:span text:style-name="T6">请单击</text:span>“<text:span text:style-name="T10">yes</text:span>”<text:span text:style-name="T6">。</text:span></text:p>
        </text:list-item>
        <text:list-item>
          <text:p text:style-name="P194">元件的名字将出现在屏幕中央。</text:p>
        </text:list-item>
        <text:list-item>
          <text:p text:style-name="P194">单击放大镜可以对视图进行缩放。</text:p>
        </text:list-item>
        <text:list-item>
          <text:p text:style-name="P10"><text:span text:style-name="T6">单击右侧工具栏上面的</text:span>“<text:span text:style-name="T10">Add Pins</text:span>”（<text:span text:style-name="T6">添加引脚</text:span>）<text:span text:style-name="T6">按钮。</text:span></text:p>
        </text:list-item>
        <text:list-item>
          <text:p text:style-name="P194"><draw:frame draw:style-name="fr1" draw:name="graphics21" text:anchor-type="paragraph" svg:width="1.483cm" svg:height="2.215cm" draw:z-index="19"><draw:image xlink:href="Pictures/200000070000098200000E32D560DFA9.svm" xlink:type="simple" xlink:show="embed" xlink:actuate="onLoad"/></draw:frame>在屏幕上你需要放置引脚的位置单击鼠标左键。</text:p>
        </text:list-item>
        <text:list-item>
          <text:p text:style-name="P10"><text:span text:style-name="T6">在</text:span>“<text:span text:style-name="T10">Pin Properties</text:span>”（<text:span text:style-name="T6">引脚属性</text:span>）<text:span text:style-name="T6">对话框中输入引脚名称</text:span>“<text:span text:style-name="T10">VCC</text:span>”<text:span text:style-name="T6">，引脚编号</text:span>“<text:span text:style-name="T10">1</text:span>”<text:span text:style-name="T6">。</text:span></text:p>
        </text:list-item>
        <text:list-item>
          <text:p text:style-name="P10"><text:span text:style-name="T6">选择</text:span>“<text:span text:style-name="T10">Electrical Type</text:span>”（<text:span text:style-name="T6">电气类型</text:span>）<text:span text:style-name="T6">为</text:span>“<text:span text:style-name="T10">Power Out</text:span>”<text:span text:style-name="T6">，单击</text:span>“<text:span text:style-name="T10">OK</text:span>”<text:span text:style-name="T6">。然后在你需要放置引脚的位置单击，将引脚放置到图上。</text:span></text:p>
        </text:list-item>
        <text:list-item>
          <text:p text:style-name="P10"><draw:frame draw:style-name="fr1" draw:name="graphics22" text:anchor-type="paragraph" svg:width="9.273cm" svg:height="7.01cm" draw:z-index="20"><draw:image xlink:href="Pictures/20000007000047CA0000364A30E69F96.svm" xlink:type="simple" xlink:show="embed" xlink:actuate="onLoad"/></draw:frame><text:span text:style-name="T6">重复步骤</text:span> <text:span text:style-name="T10">59</text:span> <text:span text:style-name="T6">到</text:span> <text:span text:style-name="T10">61</text:span><text:span text:style-name="T6">，这一次设置</text:span>“<text:span text:style-name="T10">Pin Name</text:span>”（<text:span text:style-name="T6">引脚名称</text:span>）<text:span text:style-name="T6">为</text:span>“<text:span text:style-name="T10">INPUT</text:span>”<text:span text:style-name="T6">，设置“</text:span><text:span text:style-name="T10">Pin Number</text:span>”（<text:span text:style-name="T6">引脚编号</text:span>）<text:span text:style-name="T6">为</text:span>“<text:span text:style-name="T10">2</text:span>”<text:span text:style-name="T6">，设置</text:span> “<text:span text:style-name="T10">Electrical Type</text:span>”（<text:span text:style-name="T6">电气类型</text:span>）<text:span text:style-name="T6">为</text:span>“<text:span text:style-name="T10">Input</text:span>”<text:span text:style-name="T6">。</text:span></text:p>
        </text:list-item>
        <text:list-item>
          <text:p text:style-name="P10"><text:span text:style-name="T6">重复步骤</text:span> <text:span text:style-name="T10">59</text:span> <text:span text:style-name="T6">到</text:span> <text:span text:style-name="T10">61</text:span><text:span text:style-name="T6">，这一次设置</text:span>“<text:span text:style-name="T10">Pin Name</text:span>”<text:span text:style-name="T6">为</text:span>“<text:span text:style-name="T10">GND</text:span>”<text:span text:style-name="T6">，设置</text:span>“<text:span text:style-name="T10">Pin Number</text:span>”<text:span text:style-name="T6">为</text:span>“<text:span text:style-name="T10">3</text:span>”<text:span text:style-name="T6">，设置</text:span>“<text:span text:style-name="T10">Electrical Type</text:span>”<text:span text:style-name="T6">为</text:span>“<text:span text:style-name="T10">Power Out</text:span>”<text:span text:style-name="T6">。</text:span></text:p>
        </text:list-item>
        <text:list-item>
          <text:p text:style-name="P10"><text:span text:style-name="T6">参照下面步骤</text:span><text:span text:style-name="T12">65</text:span><text:span text:style-name="T6">的图示调整引脚和标签的位置。</text:span></text:p>
        </text:list-item>
        <text:list-item>
          <text:p text:style-name="P10"><draw:frame draw:style-name="fr2" draw:name="graphics23" text:anchor-type="paragraph" svg:width="2.249cm" svg:height="1.752cm" draw:z-index="22"><draw:image xlink:href="Pictures/2000000700000BDA0000093C68406A2A.svm" xlink:type="simple" xlink:show="embed" xlink:actuate="onLoad"/></draw:frame><text:soft-page-break/><text:span text:style-name="T6">单击</text:span>“<text:span text:style-name="T10">Add rectangle</text:span>”（<text:span text:style-name="T6">添加矩形</text:span>）<text:span text:style-name="T6">按钮。通过单击并按住左键拖动，在引脚名称四周画出一个矩形。</text:span></text:p>
        </text:list-item>
        <text:list-item>
          <text:p text:style-name="P10"><draw:frame draw:style-name="fr1" draw:name="graphics24" text:anchor-type="paragraph" svg:width="7.091cm" svg:height="3.515cm" draw:z-index="21"><draw:image xlink:href="Pictures/2000000700003F6200001F6B7C97BE92.svm" xlink:type="simple" xlink:show="embed" xlink:actuate="onLoad"/></draw:frame><text:span text:style-name="T6">单击顶部工具栏中的</text:span>“<text:span text:style-name="T10">Save current part into current loaded library (in memory)</text:span>”（<text:span text:style-name="T6">将当前部件保存到当前加载的库中&lt;在内存中&gt;</text:span>）<text:span text:style-name="T6">。</text:span></text:p>
        </text:list-item>
      </text:list>
      <text:p text:style-name="P1"><draw:frame draw:style-name="fr2" draw:name="graphics26" text:anchor-type="paragraph" svg:width="9.275cm" svg:height="1.512cm" draw:z-index="24"><draw:image xlink:href="Pictures/200000070000338900000868870F2818.svm" xlink:type="simple" xlink:show="embed" xlink:actuate="onLoad"/></draw:frame></text:p>
      <text:list text:style-name="L1" text:continue-numbering="true">
        <text:list-item>
          <text:p text:style-name="P10"><text:span text:style-name="T6">单击顶部工具栏中的</text:span>“<text:span text:style-name="T10">Save current loaded library on disk (file update)</text:span>”（<text:span text:style-name="T6">将当前加载的库保存到磁盘&lt;更新文件&gt;</text:span>）<text:span text:style-name="T6">。</text:span></text:p>
        </text:list-item>
        <text:list-item>
          <text:p text:style-name="P10"><draw:frame draw:style-name="fr2" draw:name="graphics25" text:anchor-type="paragraph" svg:width="6.128cm" svg:height="1.575cm" draw:z-index="23"><draw:image xlink:href="Pictures/2000000700002250000008D2037A7BA2.svm" xlink:type="simple" xlink:show="embed" xlink:actuate="onLoad"/></draw:frame><text:span text:style-name="T6">在确认对话框中单击</text:span>“<text:span text:style-name="T10">yes</text:span>”<text:span text:style-name="T6">。</text:span></text:p>
        </text:list-item>
        <text:list-item>
          <text:p text:style-name="P10"><text:span text:style-name="T6">现在你可以关闭</text:span>“<text:span text:style-name="T10">Libedit</text:span>”<text:span text:style-name="T6">窗口。</text:span></text:p>
        </text:list-item>
        <text:list-item>
          <text:p text:style-name="P10"><text:span text:style-name="T6">回到</text:span>“<text:span text:style-name="T10">EeSchema</text:span>”<text:span text:style-name="T6">窗口。</text:span></text:p>
        </text:list-item>
        <text:list-item>
          <text:p text:style-name="P10"><text:span text:style-name="T6">重复步骤</text:span> <text:span text:style-name="T10">14</text:span> <text:span text:style-name="T6">到</text:span> <text:span text:style-name="T10">20</text:span><text:span text:style-name="T6">，这一次选择</text:span>“<text:span text:style-name="T10">conn</text:span>”<text:span text:style-name="T6">和</text:span>“<text:span text:style-name="T10">MYCONN3</text:span>”<text:span text:style-name="T6">。</text:span></text:p>
        </text:list-item>
        <text:list-item>
          <text:p text:style-name="P10"><text:span text:style-name="T6">现在你可以看到新建立的部件了。把它放置在靠近第二个电阻的地方。按键盘上的</text:span> '<text:span text:style-name="T10">y </text:span>' <text:span text:style-name="T6">键将它以 </text:span><text:span text:style-name="T12">y</text:span><text:span text:style-name="T6"> 轴为中心镜像。</text:span></text:p>
        </text:list-item>
        <text:list-item>
          <text:p text:style-name="P10"><draw:frame draw:style-name="fr1" draw:name="graphics27" text:anchor-type="paragraph" svg:width="8.747cm" svg:height="5.055cm" draw:z-index="27"><draw:image xlink:href="Pictures/20000007000044E5000027D31969386B.svm" xlink:type="simple" xlink:show="embed" xlink:actuate="onLoad"/></draw:frame><text:span text:style-name="T6">元件的标识符</text:span>“<text:span text:style-name="T10">J?</text:span>”<text:span text:style-name="T6">将出现在标签</text:span>“<text:span text:style-name="T10">MYCONN3</text:span>”<text:span text:style-name="T6">的下方。右键单击</text:span>“<text:span text:style-name="T10">J?</text:span>”<text:span text:style-name="T6">之后单击</text:span>“<text:span text:style-name="T10">move field</text:span>”<text:span text:style-name="T6">。把</text:span>“<text:span text:style-name="T10">J?</text:span>”<text:span text:style-name="T6">移动到引脚下方。</text:span></text:p>
        </text:list-item>
        <text:list-item>
          <text:p text:style-name="P10"><text:span text:style-name="T6">单击右侧工具栏中的</text:span>“<text:span text:style-name="T10">Add powers</text:span>”<text:span text:style-name="T6">按钮。</text:span> </text:p>
        </text:list-item>
        <text:list-item>
          <text:p text:style-name="P10"><draw:frame draw:style-name="fr2" draw:name="graphics28" text:anchor-type="paragraph" svg:width="1.924cm" svg:height="1.993cm" draw:z-index="25"><draw:image xlink:href="Pictures/2000000700000B7000000BDAF9F786CD.svm" xlink:type="simple" xlink:show="embed" xlink:actuate="onLoad"/></draw:frame><text:span text:style-name="T6">在</text:span><text:span text:style-name="T12">1k</text:span><text:span text:style-name="T6">电阻引脚的上方单击。</text:span></text:p>
        </text:list-item>
        <text:list-item>
          <text:p text:style-name="P10"><text:span text:style-name="T6">在</text:span>“<text:span text:style-name="T10">Component Selection</text:span>”（<text:span text:style-name="T6">选择元件</text:span>）<text:span text:style-name="T6">中单击“</text:span><text:span text:style-name="T10">list all</text:span><text:span text:style-name="T6">”。</text:span></text:p>
        </text:list-item>
        <text:list-item>
          <text:p text:style-name="P10"><text:span text:style-name="T6">在</text:span>“<text:span text:style-name="T10">Select Part</text:span>”<text:span text:style-name="T6">（选择部件）</text:span>窗口<text:span text:style-name="T6">中滚动列表选择“</text:span><text:span text:style-name="T12">VCC</text:span><text:span text:style-name="T6">”。</text:span></text:p>
        </text:list-item>
        <text:list-item>
          <text:p text:style-name="P10"><text:span text:style-name="T6">在</text:span><text:span text:style-name="T12">1k</text:span><text:span text:style-name="T6">电阻引脚的上方单击，将部件放置到图上。</text:span></text:p>
        </text:list-item>
        <text:list-item>
          <text:p text:style-name="P10"><text:span text:style-name="T6">在微控制器的</text:span><text:span text:style-name="T10">VDD</text:span><text:span text:style-name="T6">引脚上方单击。</text:span></text:p>
        </text:list-item>
        <text:list-item>
          <text:p text:style-name="P10"><text:soft-page-break/><text:span text:style-name="T6">在</text:span>“<text:span text:style-name="T10">Component Selection history</text:span>”（<text:span text:style-name="T6">元件选择历史列表</text:span>）<text:span text:style-name="T6">中选择</text:span>“<text:span text:style-name="T10">VCC</text:span>”<text:span text:style-name="T6">，再次在</text:span><text:span text:style-name="T10">VDD</text:span><text:span text:style-name="T6">引脚上方单击。</text:span></text:p>
        </text:list-item>
        <text:list-item>
          <text:p text:style-name="P10"><text:span text:style-name="T6">重复操作将</text:span><text:span text:style-name="T10">VCC</text:span><text:span text:style-name="T6">放置在</text:span>“<text:span text:style-name="T10">MYCONN3</text:span>”<text:span text:style-name="T6">的</text:span><text:span text:style-name="T12">VCC</text:span><text:span text:style-name="T6">引脚上方。</text:span></text:p>
        </text:list-item>
        <text:list-item>
          <text:p text:style-name="P10"><text:span text:style-name="T6">重复步骤</text:span> <text:span text:style-name="T15">74</text:span> <text:span text:style-name="T6">到</text:span> <text:span text:style-name="T15">76</text:span><text:span text:style-name="T6">，选择</text:span><text:span text:style-name="T15"> GND</text:span><text:span text:style-name="T6">。</text:span></text:p>
        </text:list-item>
        <text:list-item>
          <text:p text:style-name="P10"><text:span text:style-name="T6">将</text:span> <text:span text:style-name="T10">GND</text:span> <text:span text:style-name="T6">放置到</text:span>“<text:span text:style-name="T10">MYCONN3</text:span>”<text:span text:style-name="T6">的</text:span><text:span text:style-name="T12">GND</text:span><text:span text:style-name="T6">引脚下方。</text:span></text:p>
        </text:list-item>
        <text:list-item>
          <text:p text:style-name="P10"><text:span text:style-name="T6">将</text:span> <text:span text:style-name="T10">GND</text:span> <text:span text:style-name="T6">符号放置到微控制器的</text:span><text:span text:style-name="T12">VSS</text:span><text:span text:style-name="T6">引脚的右下方。</text:span></text:p>
        </text:list-item>
      </text:list>
      <text:p text:style-name="P1"><draw:frame draw:style-name="fr1" draw:name="graphics29" text:anchor-type="paragraph" svg:width="11.102cm" svg:height="7.385cm" draw:z-index="28"><draw:image xlink:href="Pictures/20000007000043EE00002D3262773022.svm" xlink:type="simple" xlink:show="embed" xlink:actuate="onLoad"/></draw:frame></text:p>
      <text:list text:style-name="L1" text:continue-numbering="true">
        <text:list-item>
          <text:p text:style-name="P10"><text:span text:style-name="T6">单击右侧工具栏中的</text:span>“<text:span text:style-name="T10">Add wires</text:span>”（<text:span text:style-name="T6">添加导线</text:span>）<text:span text:style-name="T6">按钮。</text:span> **<text:span text:style-name="T6">请注意不要误点它下面的那个</text:span>“<text:span text:style-name="T10">Add bus</text:span>”（<text:span text:style-name="T6">添加总线</text:span>）<text:span text:style-name="T6">按钮（该按钮上的折线图形的线比较粗）</text:span>**</text:p>
        </text:list-item>
        <text:list-item>
          <text:p text:style-name="P10"><draw:frame draw:style-name="fr2" draw:name="graphics17" text:anchor-type="paragraph" svg:width="1.642cm" svg:height="2.379cm" draw:z-index="15"><draw:image xlink:href="Pictures/200000070000098200000DC856BD0AFD.svm" xlink:type="simple" xlink:show="embed" xlink:actuate="onLoad"/></draw:frame><text:span text:style-name="T6">左键单击微控制器引脚</text:span><text:span text:style-name="T12">7</text:span><text:span text:style-name="T6">的小圆圈，之后再单击</text:span><text:span text:style-name="T12">LED</text:span><text:span text:style-name="T6">的引脚</text:span><text:span text:style-name="T12">2</text:span><text:span text:style-name="T6">的小圆圈。</text:span></text:p>
        </text:list-item>
        <text:list-item>
          <text:p text:style-name="P194">重复操作，如下图连接其他元件。</text:p>
        </text:list-item>
        <text:list-item>
          <text:p text:style-name="P10"><text:span text:style-name="T6">在连接</text:span> <text:span text:style-name="T10">VCC</text:span> <text:span text:style-name="T6">和</text:span> <text:span text:style-name="T10">GND</text:span> <text:span text:style-name="T6">符号的时候，导线必需连接到</text:span><text:span text:style-name="T12">VCC</text:span><text:span text:style-name="T6">符号的底部，以及</text:span><text:span text:style-name="T12">GND</text:span><text:span text:style-name="T6">符号上边的中间。</text:span></text:p>
        </text:list-item>
        <text:list-item>
          <text:p text:style-name="P10"><draw:frame draw:style-name="fr1" draw:name="graphics30" text:anchor-type="paragraph" svg:width="11.024cm" svg:height="7.555cm" draw:z-index="29"><draw:image xlink:href="Pictures/200000070000405900002C1892030B47.svm" xlink:type="simple" xlink:show="embed" xlink:actuate="onLoad"/></draw:frame><text:span text:style-name="T6">单击右侧工具栏上的</text:span>“<text:span text:style-name="T10">Add wire or bus label</text:span>”（<text:span text:style-name="T6">添加导线或总线标签</text:span>）<text:span text:style-name="T6">为网络添加标签。</text:span></text:p>
        </text:list-item>
        <text:list-item>
          <text:p text:style-name="P10"><draw:frame draw:style-name="fr2" draw:name="graphics31" text:anchor-type="paragraph" svg:width="2.559cm" svg:height="2.007cm" draw:z-index="30"><draw:image xlink:href="Pictures/2000000700000FFC00000C8AD148602F.svm" xlink:type="simple" xlink:show="embed" xlink:actuate="onLoad"/></draw:frame><text:soft-page-break/><text:span text:style-name="T6">单击微控制器和</text:span><text:span text:style-name="T12">LED</text:span><text:span text:style-name="T6">之间导线的中间。</text:span></text:p>
        </text:list-item>
        <text:list-item>
          <text:p text:style-name="P10"><text:span text:style-name="T6">输入名称</text:span>“<text:span text:style-name="T10">uCtoLED</text:span>”<text:span text:style-name="T6">。</text:span></text:p>
        </text:list-item>
        <text:list-item>
          <text:p text:style-name="P10"><text:span text:style-name="T6">单击靠近引脚</text:span><text:span text:style-name="T12">7</text:span><text:span text:style-name="T6">的小圆圈的位置（稍偏右的地方）把网络名放置到导线上。</text:span></text:p>
        </text:list-item>
        <text:list-item>
          <text:p text:style-name="P10"><text:span text:style-name="T6">把连接电阻和</text:span><text:span text:style-name="T12">LED</text:span><text:span text:style-name="T6">的导线命名为</text:span>“<text:span text:style-name="T10">LEDtoR</text:span>”<text:span text:style-name="T6">。</text:span></text:p>
        </text:list-item>
        <text:list-item>
          <text:p text:style-name="P10"><text:span text:style-name="T6">把连接</text:span>“<text:span text:style-name="T10">MYCONN3</text:span>”<text:span text:style-name="T6">到电阻的导线命名为</text:span>“<text:span text:style-name="T10">INPUTtoR</text:span>”<text:span text:style-name="T6">。</text:span></text:p>
        </text:list-item>
        <text:list-item>
          <text:p text:style-name="P10"><text:span text:style-name="T6">把</text:span><text:span text:style-name="T12">100ohm</text:span><text:span text:style-name="T6">电阻右侧的导线命名为</text:span>“<text:span text:style-name="T10">INPUT</text:span>”<text:span text:style-name="T6">。</text:span></text:p>
        </text:list-item>
        <text:list-item>
          <text:p text:style-name="P10"><text:span text:style-name="T6">把引脚</text:span><text:span text:style-name="T12">6</text:span><text:span text:style-name="T6">上面的导线命名为</text:span>“<text:span text:style-name="T10">INPUT</text:span>”<text:span text:style-name="T6">。这样，在两个标签为“</text:span><text:span text:style-name="T12">INPUT</text:span><text:span text:style-name="T6">”的引脚间建立了一个隐含的连接。这是一项非常有用的技术，对于复杂的电路，可以避免画过于繁乱的线。</text:span></text:p>
        </text:list-item>
        <text:list-item>
          <text:p text:style-name="P10"><text:span text:style-name="T6">你不需要为</text:span><text:span text:style-name="T12">VCC</text:span><text:span text:style-name="T6">线和</text:span><text:span text:style-name="T12">GND</text:span><text:span text:style-name="T6">线设置标签，它们的网络由连接在上面的电源对象所决定。</text:span></text:p>
        </text:list-item>
        <text:list-item>
          <text:p text:style-name="P10"><draw:frame draw:style-name="fr1" draw:name="graphics32" text:anchor-type="paragraph" svg:width="9.054cm" svg:height="5.987cm" draw:z-index="31"><draw:image xlink:href="Pictures/200000070000445800002D32B47DEE59.svm" xlink:type="simple" xlink:show="embed" xlink:actuate="onLoad"/></draw:frame><text:span text:style-name="T6">程序会自动检查错误，对于没有连接的导线会给出警告。你可以告诉程序哪些导线是故意不连接的，从而避免发出警告。</text:span> </text:p>
        </text:list-item>
        <text:list-item>
          <text:p text:style-name="P10"><text:span text:style-name="T6">单击右侧工具栏中的</text:span>“<text:span text:style-name="T10">Add no connect</text:span>”（<text:span text:style-name="T6">添加”不连接”标记</text:span>）<text:span text:style-name="T6">按钮。</text:span></text:p>
        </text:list-item>
        <text:list-item>
          <text:p text:style-name="P10"><draw:frame draw:style-name="fr2" draw:name="graphics33" text:anchor-type="paragraph" svg:width="2.506cm" svg:height="2.29cm" draw:z-index="32"><draw:image xlink:href="Pictures/2000000700000E5500000D170940415A.svm" xlink:type="simple" xlink:show="embed" xlink:actuate="onLoad"/></draw:frame><text:span text:style-name="T6">单击引脚</text:span><text:span text:style-name="T16">2、3、4、5</text:span><text:span text:style-name="T6">的小圆圈。</text:span></text:p>
        </text:list-item>
        <text:list-item>
          <text:p text:style-name="P10"><text:span text:style-name="T6">使用右侧工具栏中的</text:span>“<text:span text:style-name="T10">Add graphics text (comment)</text:span>”（<text:span text:style-name="T6">添加图形文本</text:span>）<text:span text:style-name="T6">可以为原理图添加注释说明。</text:span></text:p>
        </text:list-item>
        <text:list-item>
          <text:p text:style-name="P10"><draw:frame draw:style-name="fr2" draw:name="graphics34" text:anchor-type="paragraph" svg:width="3.724cm" svg:height="1.519cm" draw:z-index="33"><draw:image xlink:href="Pictures/20000007000014F20000088B291F9F39.svm" xlink:type="simple" xlink:show="embed" xlink:actuate="onLoad"/></draw:frame><text:span text:style-name="T6">现在，需要对各个元件赋予唯一的标识符。请单击</text:span>“<text:span text:style-name="T10">Schematic Annotation</text:span>”（<text:span text:style-name="T6">原理图标注</text:span>）<text:span text:style-name="T6">按钮。</text:span></text:p>
        </text:list-item>
        <text:list-item>
          <text:p text:style-name="P10"><draw:frame draw:style-name="fr2" draw:name="graphics35" text:anchor-type="paragraph" svg:width="4.304cm" svg:height="1.485cm" draw:z-index="34"><draw:image xlink:href="Pictures/20000007000017FA00000845935827F2.svm" xlink:type="simple" xlink:show="embed" xlink:actuate="onLoad"/></draw:frame><text:span text:style-name="T6">在</text:span>“<text:span text:style-name="T10">EESchema Annotation</text:span>” （<text:span text:style-name="T6">EESchema标注</text:span>）<text:span text:style-name="T6">对话框中选择</text:span>“<text:span text:style-name="T10">Current Sheet</text:span>”（<text:span text:style-name="T6">当前图</text:span>）<text:span text:style-name="T6">和</text:span>“<text:span text:style-name="T10">all components</text:span>”（<text:span text:style-name="T6">所有元件</text:span>）<text:span text:style-name="T6">。</text:span> </text:p>
        </text:list-item>
        <text:list-item>
          <text:p text:style-name="P10"><draw:frame draw:style-name="fr4" draw:name="graphics36" text:anchor-type="paragraph" svg:y="0cm" svg:width="5.976cm" svg:height="5.544cm" draw:z-index="35"><draw:image xlink:href="Pictures/20000007000029E4000026DC1E75F5F8.svm" xlink:type="simple" xlink:show="embed" xlink:actuate="onLoad"/></draw:frame><text:soft-page-break/><text:span text:style-name="T6">单击</text:span>“<text:span text:style-name="T10">Annotate</text:span>”（<text:span text:style-name="T6">标注</text:span>）<text:span text:style-name="T6">按钮。</text:span></text:p>
        </text:list-item>
        <text:list-item>
          <text:p text:style-name="P10"><text:span text:style-name="T6">在确认对话框中单击</text:span>“<text:span text:style-name="T10">yes</text:span>”<text:span text:style-name="T6">。</text:span></text:p>
        </text:list-item>
        <text:list-item>
          <text:p text:style-name="P10"><text:span text:style-name="T6">请注意观察所有元件的</text:span>“<text:span text:style-name="T10">?</text:span>”<text:span text:style-name="T6">都被替换为一个数字。每个标识符都是唯一的。在本例子中，这些元件是</text:span>“<text:span text:style-name="T10">R1</text:span>”, “<text:span text:style-name="T10">R2</text:span>”, “<text:span text:style-name="T10">U1</text:span>”, “<text:span text:style-name="T10">D1</text:span>” <text:span text:style-name="T6">和</text:span>“<text:span text:style-name="T10">J1</text:span>”<text:span text:style-name="T6">。</text:span></text:p>
        </text:list-item>
        <text:list-item>
          <text:p text:style-name="P10"><text:span text:style-name="T6">单击</text:span>“<text:span text:style-name="T10">Schematic Electric Rules Check</text:span>”（<text:span text:style-name="T6">原理图电气规则检查</text:span>）<text:span text:style-name="T6">按钮。之后单击</text:span>“<text:span text:style-name="T10">Test ERC</text:span>”<text:span text:style-name="T6">按钮。</text:span></text:p>
        </text:list-item>
        <text:list-item>
          <text:p text:style-name="P10"><draw:frame draw:style-name="fr2" draw:name="graphics39" text:anchor-type="paragraph" svg:width="4.613cm" svg:height="1.409cm" draw:z-index="37"><draw:image xlink:href="Pictures/2000000700001BF90000088BA8CF900A.svm" xlink:type="simple" xlink:show="embed" xlink:actuate="onLoad"/></draw:frame><text:span text:style-name="T6">这将生成一个报告，告诉你存在哪些错误和警告（例如未连接的导线）。你需要得到</text:span> <text:span text:style-name="T10">0</text:span> <text:span text:style-name="T6">错误</text:span> <text:span text:style-name="T10">0</text:span> <text:span text:style-name="T6">警告的检查结果。在原理图中发现错误的地方，会出现一个绿色的小箭头。选中</text:span>“<text:span text:style-name="T10">Write erc report</text:span>”（<text:span text:style-name="T6">写</text:span><text:span text:style-name="T12">ERC</text:span><text:span text:style-name="T6">报告</text:span>）<text:span text:style-name="T6">并再次按</text:span>“<text:span text:style-name="T10">Test ERC</text:span>”<text:span text:style-name="T6">按钮，可以得到关于错误的更多信息。</text:span></text:p>
        </text:list-item>
        <text:list-item>
          <text:p text:style-name="P10"><text:span text:style-name="T6">单击顶部工具栏中的</text:span>“<text:span text:style-name="T10">Netlist generation</text:span>”（<text:span text:style-name="T6">生成网络表</text:span>）<text:span text:style-name="T6">。</text:span></text:p>
        </text:list-item>
        <text:list-item>
          <text:p text:style-name="P10"><draw:frame draw:style-name="fr2" draw:name="graphics73" text:anchor-type="paragraph" svg:width="3.306cm" svg:height="1.367cm" draw:z-index="72"><draw:image xlink:href="Pictures/20000007000010AD000006E4A0C394CA.svm" xlink:type="simple" xlink:show="embed" xlink:actuate="onLoad"/></draw:frame><text:span text:style-name="T6">单击</text:span>“<text:span text:style-name="T10">Netlist</text:span>”（<text:span text:style-name="T6">网络表</text:span>）<text:span text:style-name="T6">，再单击“保存”以默认的文件名保存网络表。</text:span></text:p>
        </text:list-item>
        <text:list-item>
          <text:p text:style-name="P10"><text:span text:style-name="T6">单击顶部工具栏中的</text:span>“<text:span text:style-name="T10">Run Cvpcb</text:span>”（<text:span text:style-name="T6">运行</text:span><text:span text:style-name="T12">Cvpcb</text:span>）<text:span text:style-name="T6">。</text:span></text:p>
        </text:list-item>
        <text:list-item>
          <text:p text:style-name="P10"><draw:frame draw:style-name="fr2" draw:name="graphics40" text:anchor-type="paragraph" svg:width="3.106cm" svg:height="1.609cm" draw:z-index="38"><draw:image xlink:href="Pictures/2000000700000FB6000008225A27DC5C.svm" xlink:type="simple" xlink:show="embed" xlink:actuate="onLoad"/></draw:frame><text:span text:style-name="T10">Cvpcb</text:span><text:span text:style-name="T6">提醒你将封装与元件关联起来。</text:span> </text:p>
        </text:list-item>
        <text:list-item>
          <text:p text:style-name="P10"><text:span text:style-name="T6">在淡蓝色窗口中选择</text:span>“<text:span text:style-name="T10">D1</text:span>”<text:span text:style-name="T6">，滚动淡绿色窗口找到</text:span>“<text:span text:style-name="T10">LEDV</text:span>”<text:span text:style-name="T6">并双击它。</text:span></text:p>
        </text:list-item>
        <text:list-item>
          <text:p text:style-name="P10"><draw:frame draw:style-name="fr1" draw:name="graphics41" text:anchor-type="paragraph" svg:width="11.973cm" svg:height="8.059cm" draw:z-index="39"><draw:image xlink:href="Pictures/20000007000053EA0000387FE1FB5EF2.svm" xlink:type="simple" xlink:show="embed" xlink:actuate="onLoad"/></draw:frame>“<text:span text:style-name="T10">J1</text:span>”<text:span text:style-name="T6">选择封装</text:span>“<text:span text:style-name="T10">3PIN_6mm</text:span>”<text:span text:style-name="T6">。</text:span></text:p>
        </text:list-item>
        <text:list-item>
          <text:p text:style-name="P10"><text:soft-page-break/>“<text:span text:style-name="T10">R1</text:span>”<text:span text:style-name="T6">和</text:span>“<text:span text:style-name="T10">R2</text:span>”从淡绿色窗口<text:span text:style-name="T6">选择封装</text:span>“<text:span text:style-name="T10">R1</text:span>”<text:span text:style-name="T6">。</text:span></text:p>
        </text:list-item>
        <text:list-item>
          <text:p text:style-name="P10"><text:span text:style-name="T6">“</text:span><text:span text:style-name="T12">U1</text:span><text:span text:style-name="T6">”选择封装“</text:span><text:span text:style-name="T10">8dip300</text:span><text:span text:style-name="T6">”。</text:span> </text:p>
        </text:list-item>
        <text:list-item>
          <text:p text:style-name="P10"><text:span text:style-name="T6">单击</text:span>“<text:span text:style-name="T10">files</text:span>”<text:span text:style-name="T6">（文件）</text:span><text:span text:style-name="T3">-&gt;</text:span>”<text:span text:style-name="T10">Save netlist</text:span>”（<text:span text:style-name="T6">保存网络表</text:span>）<text:span text:style-name="T6">。默认的文件名</text:span>“<text:span text:style-name="T10">tute1.net</text:span>”<text:span text:style-name="T6">就很好，请单击保存。</text:span></text:p>
        </text:list-item>
        <text:list-item>
          <text:p text:style-name="P10"><text:span text:style-name="T6">单击</text:span>“<text:span text:style-name="T10">files</text:span>”<text:span text:style-name="T6">（文件）</text:span>-&gt; “<text:span text:style-name="T10">Save Schematic Project</text:span>”（<text:span text:style-name="T6">保存原理图工程</text:span>）<text:span text:style-name="T6">把工程保存。</text:span></text:p>
        </text:list-item>
        <text:list-item>
          <text:p text:style-name="P10"><text:span text:style-name="T6">现在回到</text:span> <text:span text:style-name="T10">KiCad</text:span> <text:span text:style-name="T6">主窗口。</text:span></text:p>
        </text:list-item>
        <text:list-item>
          <text:p text:style-name="P10"><text:span text:style-name="T6">选择</text:span>“<text:span text:style-name="T10">Browse</text:span>”<text:span text:style-name="T6">（浏览）</text:span>-&gt; “<text:span text:style-name="T10">Browse Files</text:span>”（<text:span text:style-name="T6">浏览文件</text:span>）<text:span text:style-name="T6">。</text:span></text:p>
        </text:list-item>
        <text:list-item>
          <text:p text:style-name="P10"><draw:frame draw:style-name="fr1" draw:name="graphics38" text:anchor-type="paragraph" svg:width="7.4cm" svg:height="3.672cm" draw:z-index="36"><draw:image xlink:href="Pictures/20000007000024A700001231BD35513F.svm" xlink:type="simple" xlink:show="embed" xlink:actuate="onLoad"/></draw:frame><text:span text:style-name="T6">如果出现一个报错信息，那么请选择一个文本查看程序。大多数计算机中会有一个</text:span>“<text:span text:style-name="T10">c:\windows\notepad.exe</text:span>”<text:span text:style-name="T6">。</text:span></text:p>
        </text:list-item>
        <text:list-item>
          <text:p text:style-name="P10"><text:span text:style-name="T6">选择文件</text:span>“<text:span text:style-name="T10">tute1.net</text:span>”<text:span text:style-name="T6">。这将打开这个网络表文件。该文件描述了各个元件各个引脚之间的连接关系。</text:span></text:p>
        </text:list-item>
        <text:list-item>
          <text:p text:style-name="P10"><text:span text:style-name="T6">现在回到</text:span>“<text:span text:style-name="T10">EeSchema</text:span>”<text:span text:style-name="T6">窗口。</text:span></text:p>
        </text:list-item>
        <text:list-item>
          <text:p text:style-name="P10"><text:span text:style-name="T6">要生成原材料清单，请单击顶部工具栏中的</text:span>“<text:span text:style-name="T10">Bill of materials</text:span>”（<text:span text:style-name="T6">原材料清单</text:span>）<text:span text:style-name="T6">按钮。</text:span></text:p>
        </text:list-item>
        <text:list-item>
          <text:p text:style-name="P10"><draw:frame draw:style-name="fr2" draw:name="graphics37" text:anchor-type="paragraph" svg:width="5.77cm" svg:height="1.715cm" draw:z-index="40"><draw:image xlink:href="Pictures/2000000700001F8E0000095FBAD02037.svm" xlink:type="simple" xlink:show="embed" xlink:actuate="onLoad"/></draw:frame><text:span text:style-name="T6">单击</text:span>“<text:span text:style-name="T10">Create List</text:span>”（<text:span text:style-name="T6">生成列表</text:span>）<text:span text:style-name="T6">再单击</text:span>“<text:span text:style-name="T10">Save</text:span>”（<text:span text:style-name="T6">保存</text:span>）<text:span text:style-name="T6">。</text:span></text:p>
        </text:list-item>
        <text:list-item>
          <text:p text:style-name="P10"><text:span text:style-name="T6">要查看该文件，请重复步骤</text:span> <text:span text:style-name="T10">120</text:span> <text:span text:style-name="T6">并选择文件</text:span>“<text:span text:style-name="T10">tute1.lst</text:span>”<text:span text:style-name="T6">。</text:span></text:p>
        </text:list-item>
        <text:list-item>
          <text:p text:style-name="P10"><text:span text:style-name="T6">现在单击顶部工具栏中的</text:span>“<text:span text:style-name="T10">Run Pcbnew</text:span>”（<text:span text:style-name="T6">运行</text:span><text:span text:style-name="T12">Pcbnew</text:span>）<text:span text:style-name="T6">按钮。</text:span></text:p>
        </text:list-item>
        <text:list-item>
          <text:p text:style-name="P10"><draw:frame draw:style-name="fr2" draw:name="graphics42" text:anchor-type="paragraph" svg:width="3.406cm" svg:height="1.566cm" draw:z-index="41"><draw:image xlink:href="Pictures/20000007000012E1000008AF3399E6A0.svm" xlink:type="simple" xlink:show="embed" xlink:actuate="onLoad"/></draw:frame>“<text:span text:style-name="T10">Pcbnew</text:span>”<text:span text:style-name="T6">的窗口将打开。</text:span></text:p>
        </text:list-item>
        <text:list-item>
          <text:p text:style-name="P10"><text:span text:style-name="T6">出现找不到文件的提示信息时请单击</text:span>“<text:span text:style-name="T10">OK</text:span>”<text:span text:style-name="T6">。</text:span></text:p>
        </text:list-item>
        <text:list-item>
          <text:p text:style-name="P10"><text:span text:style-name="T6">单击</text:span>“<text:span text:style-name="T10">files</text:span>”<text:span text:style-name="T6">（文件）</text:span>-&gt; “<text:span text:style-name="T10">Save board</text:span>”（<text:span text:style-name="T6">保存电路板</text:span>）<text:span text:style-name="T6">。</text:span></text:p>
        </text:list-item>
        <text:list-item>
          <text:p text:style-name="P10"><text:span text:style-name="T6">单击顶部工具栏中的</text:span>“<text:span text:style-name="T10">page settings</text:span>”（<text:span text:style-name="T6">页面设置</text:span>）<text:span text:style-name="T6">按钮。</text:span></text:p>
        </text:list-item>
        <text:list-item>
          <text:p text:style-name="P10"><draw:frame draw:style-name="fr2" draw:name="graphics43" text:anchor-type="paragraph" svg:width="3.944cm" svg:height="1.533cm" draw:z-index="42"><draw:image xlink:href="Pictures/20000007000015A20000086815ACE844.svm" xlink:type="simple" xlink:show="embed" xlink:actuate="onLoad"/></draw:frame><text:span text:style-name="T6">选择</text:span>“<text:span text:style-name="T10">paper size</text:span>”（<text:span text:style-name="T6">页面大小</text:span>）<text:span text:style-name="T6">为</text:span>“<text:span text:style-name="T10">A4</text:span>”<text:span text:style-name="T6">，在</text:span>“<text:span text:style-name="T10">title</text:span>”（<text:span text:style-name="T6">标题</text:span>）<text:span text:style-name="T6">输入</text:span>“<text:span text:style-name="T10">Tute 1</text:span>”<text:span text:style-name="T6">。</text:span></text:p>
        </text:list-item>
        <text:list-item>
          <text:p text:style-name="P10"><text:span text:style-name="T6">单击</text:span>“<text:span text:style-name="T10">Dimensions</text:span>”<text:span text:style-name="T6">（尺寸）</text:span>-&gt; “<text:span text:style-name="T10">Tracks and Vias</text:span>”（<text:span text:style-name="T6">导线和导孔</text:span>）<text:span text:style-name="T6">。</text:span></text:p>
        </text:list-item>
        <text:list-item>
          <text:p text:style-name="P10"><draw:frame draw:style-name="fr1" draw:name="graphics45" text:anchor-type="paragraph" svg:width="6.475cm" svg:height="4.045cm" draw:z-index="44"><draw:image xlink:href="Pictures/20000007000021C20000151565C6FF99.svm" xlink:type="simple" xlink:show="embed" xlink:actuate="onLoad"/></draw:frame><text:span text:style-name="T6">请根据你的</text:span><text:span text:style-name="T12">PCB</text:span><text:span text:style-name="T6">制造能力（具体信息请咨询你的</text:span><text:span text:style-name="T12">PCB</text:span><text:span text:style-name="T6">加工工厂）对设置进行调整。在本例子中，我们把“</text:span><text:span text:style-name="T10">clearance</text:span><text:span text:style-name="T6">”（间距）增加到</text:span><text:span text:style-name="T10">0.0150</text:span><text:span text:style-name="T6">。</text:span></text:p>
        </text:list-item>
        <text:list-item>
          <text:p text:style-name="P10"><text:span text:style-name="T6">单击顶部工具栏中的</text:span>“<text:span text:style-name="T10">Read Netlist</text:span>”（<text:span text:style-name="T6">读取网络表</text:span>）<text:span text:style-name="T6">按钮。</text:span></text:p>
        </text:list-item>
        <text:list-item>
          <text:p text:style-name="P10"><draw:frame draw:style-name="fr2" draw:name="graphics46" text:anchor-type="paragraph" svg:width="3.006cm" svg:height="1.307cm" draw:z-index="45"><draw:image xlink:href="Pictures/2000000700001231000007B8991D9497.svm" xlink:type="simple" xlink:show="embed" xlink:actuate="onLoad"/></draw:frame><text:soft-page-break/><text:span text:style-name="T6">单击</text:span>“<text:span text:style-name="T10">Select</text:span>”（<text:span text:style-name="T6">选择</text:span>）<text:span text:style-name="T6">按钮选择</text:span>“<text:span text:style-name="T10">tute1.net</text:span>”<text:span text:style-name="T6">，单击</text:span>“<text:span text:style-name="T10">open</text:span>”（<text:span text:style-name="T6">打开</text:span>）<text:span text:style-name="T6">、再单击</text:span>“<text:span text:style-name="T10">Read</text:span>”（<text:span text:style-name="T6">读取</text:span>）<text:span text:style-name="T6">按钮。最后单击</text:span>“<text:span text:style-name="T10">Close</text:span>”（<text:span text:style-name="T6">关闭</text:span>）<text:span text:style-name="T6">按钮。</text:span></text:p>
        </text:list-item>
        <text:list-item>
          <text:p text:style-name="P194">元件将被放置在页面左上角，滚动窗口可以看到。</text:p>
        </text:list-item>
        <text:list-item>
          <text:p text:style-name="P10"><text:span text:style-name="T6">右键单击一个元件并选择</text:span>“<text:span text:style-name="T10">move component</text:span>”（<text:span text:style-name="T6">移动元件</text:span>）<text:span text:style-name="T6">将它移到页面中央。</text:span></text:p>
        </text:list-item>
        <text:list-item>
          <text:p text:style-name="P194">重复以上操作，直到把所有元件都移到页面内。</text:p>
        </text:list-item>
        <text:list-item>
          <text:p text:style-name="P10"><text:span text:style-name="T6">请确认</text:span>“<text:span text:style-name="T10">General ratsnest not show</text:span>”（<text:span text:style-name="T6">显示通用牵拉线</text:span>）<text:span text:style-name="T6">按钮处于开启状态。</text:span></text:p>
        </text:list-item>
        <text:list-item>
          <text:p text:style-name="P194"><draw:frame draw:style-name="fr2" draw:name="graphics47" text:anchor-type="paragraph" svg:width="4.614cm" svg:height="1.48cm" draw:z-index="46"><draw:image xlink:href="Pictures/20000007000015E900000707E6F76D64.svm" xlink:type="simple" xlink:show="embed" xlink:actuate="onLoad"/></draw:frame>这将在屏幕上显示牵拉线，牵拉线指示出了引脚之间的连接关系。</text:p>
        </text:list-item>
        <text:list-item>
          <text:p text:style-name="P194">移动元件，使牵拉线的交叉数量尽可能少。</text:p>
        </text:list-item>
      </text:list>
      <text:p text:style-name="P1"><draw:frame draw:style-name="fr1" draw:name="graphics50" text:anchor-type="paragraph" svg:width="11.416cm" svg:height="7.641cm" draw:z-index="49"><draw:image xlink:href="Pictures/20000007000046B0000030C7AEA7CC98.svm" xlink:type="simple" xlink:show="embed" xlink:actuate="onLoad"/></draw:frame></text:p>
      <text:list text:style-name="L1" text:continue-numbering="true">
        <text:list-item>
          <text:p text:style-name="P10"><text:span text:style-name="T6">如果发现牵拉线不显示或屏幕变得混乱，请右键单击并选择</text:span>“<text:span text:style-name="T10">redraw</text:span>”（<text:span text:style-name="T6">窗口重绘</text:span>）<text:span text:style-name="T6">。</text:span></text:p>
        </text:list-item>
        <text:list-item>
          <text:p text:style-name="P194">现在我们开始连接除了地线的所有导线，这些导线位于元件面（顶层）。</text:p>
        </text:list-item>
        <text:list-item>
          <text:p text:style-name="P10"><text:span text:style-name="T6">单击右侧工具栏中的</text:span>“<text:span text:style-name="T10">Add Tracks an</text:span><text:span text:style-name="T12">d</text:span><text:span text:style-name="T10"> vias</text:span>”（<text:span text:style-name="T6">添加导线和导孔</text:span>）<text:span text:style-name="T6">按钮。</text:span></text:p>
        </text:list-item>
        <text:list-item>
          <text:p text:style-name="P10"><draw:frame draw:style-name="fr2" draw:name="graphics48" text:anchor-type="paragraph" svg:width="2.533cm" svg:height="1.397cm" draw:z-index="47"><draw:image xlink:href="Pictures/2000000700000EBF0000082248D62CF7.svm" xlink:type="simple" xlink:show="embed" xlink:actuate="onLoad"/></draw:frame><text:span text:style-name="T6">从顶部工具栏的下拉菜单中选择</text:span>“<text:span text:style-name="T10">Component</text:span>”（<text:span text:style-name="T6">元件</text:span>）<text:span text:style-name="T6">。</text:span></text:p>
        </text:list-item>
        <text:list-item>
          <text:p text:style-name="P10"><draw:frame draw:style-name="fr1" draw:name="graphics49" text:anchor-type="paragraph" svg:width="3.785cm" svg:height="2.828cm" draw:z-index="48"><draw:image xlink:href="Pictures/200000070000153900000FD90C442014.svm" xlink:type="simple" xlink:show="embed" xlink:actuate="onLoad"/></draw:frame><text:span text:style-name="T6">单击“</text:span><text:span text:style-name="T12">J1</text:span><text:span text:style-name="T6">”的引脚</text:span><text:span text:style-name="T12">1</text:span><text:span text:style-name="T6">的中心，并把导线画到焊盘</text:span>“<text:span text:style-name="T10">R2</text:span>”<text:span text:style-name="T6">。</text:span></text:p>
        </text:list-item>
        <text:list-item>
          <text:p text:style-name="P10"><text:span text:style-name="T6">重复该操作，连接其他导线，直到仅剩余</text:span><text:span text:style-name="T12">J1</text:span><text:span text:style-name="T6">的引脚</text:span> <text:span text:style-name="T10">3</text:span><text:span text:style-name="T6">还没有连接。</text:span></text:p>
          <text:p text:style-name="P10"><draw:frame draw:style-name="fr1" draw:name="graphics51" text:anchor-type="paragraph" svg:width="11.763cm" svg:height="8.192cm" draw:z-index="50"><draw:image xlink:href="Pictures/20000007000046D300003154372D9B6A.svm" xlink:type="simple" xlink:show="embed" xlink:actuate="onLoad"/></draw:frame><text:soft-page-break/></text:p>
        </text:list-item>
        <text:list-item>
          <text:p text:style-name="P10"><text:span text:style-name="T6">在顶部工具栏的下拉菜单中选择“</text:span><text:span text:style-name="T12">Copper</text:span><text:span text:style-name="T6">”</text:span>(<text:span text:style-name="T6">底层</text:span>)<text:span text:style-name="T6">。</text:span></text:p>
        </text:list-item>
        <text:list-item>
          <text:p text:style-name="P10"><text:span text:style-name="T6">单击</text:span>“<text:span text:style-name="T10">Add tracks and vias</text:span>”（<text:span text:style-name="T6">添加导线和导孔</text:span>）<text:span text:style-name="T6">按钮（步骤</text:span><text:span text:style-name="T12">145</text:span><text:span text:style-name="T6">）。</text:span></text:p>
        </text:list-item>
        <text:list-item>
          <text:p text:style-name="P10"><text:span text:style-name="T6">画从</text:span><text:span text:style-name="T12">J1</text:span><text:span text:style-name="T6">引脚</text:span><text:span text:style-name="T12">3</text:span><text:span text:style-name="T6">到</text:span><text:span text:style-name="T12">U1</text:span><text:span text:style-name="T6">引脚</text:span><text:span text:style-name="T12">8</text:span><text:span text:style-name="T6">的导线。</text:span></text:p>
        </text:list-item>
        <text:list-item>
          <text:p text:style-name="P10"><text:span text:style-name="T6">单击右侧工具栏中的</text:span>“<text:span text:style-name="T10">Net highlight</text:span>”（<text:span text:style-name="T6">网络高亮显示</text:span>）<text:span text:style-name="T6">按钮。</text:span></text:p>
        </text:list-item>
        <text:list-item>
          <text:p text:style-name="P10"><draw:frame draw:style-name="fr2" draw:name="graphics54" text:anchor-type="paragraph" svg:width="1.889cm" svg:height="1.963cm" draw:z-index="55"><draw:image xlink:href="Pictures/2000000700000A9D00000B06D9CD10D5.svm" xlink:type="simple" xlink:show="embed" xlink:actuate="onLoad"/></draw:frame><text:span text:style-name="T6">单击</text:span><text:span text:style-name="T12">J1</text:span><text:span text:style-name="T6">的引脚</text:span><text:span text:style-name="T10">3</text:span><text:span text:style-name="T6">。它将变成黄色。</text:span></text:p>
        </text:list-item>
        <text:list-item>
          <text:p text:style-name="P10"><text:span text:style-name="T6">单击右侧工具栏中的</text:span>“<text:span text:style-name="T10">Add Zones</text:span>”（<text:span text:style-name="T6">添加覆铜</text:span>）<text:span text:style-name="T6">按钮。</text:span></text:p>
        </text:list-item>
      </text:list>
      <text:p text:style-name="P1"><draw:frame draw:style-name="fr2" draw:name="graphics52" text:anchor-type="paragraph" svg:width="1.923cm" svg:height="1.64cm" draw:z-index="51"><draw:image xlink:href="Pictures/200000070000095F000007FE7B845ACE.svm" xlink:type="simple" xlink:show="embed" xlink:actuate="onLoad"/></draw:frame></text:p>
      <text:list text:style-name="L1" text:continue-numbering="true">
        <text:list-item>
          <text:p text:style-name="P194">沿着电路板的外形画出轮廓。</text:p>
        </text:list-item>
        <text:list-item>
          <text:p text:style-name="P194">在刚刚画出的轮廓框内单击鼠标右键。</text:p>
        </text:list-item>
        <text:list-item>
          <text:p text:style-name="P10"><text:span text:style-name="T6">单击</text:span>“<text:span text:style-name="T10">Fill Zones</text:span>”（<text:span text:style-name="T6">填充覆铜</text:span>）<text:span text:style-name="T6">。</text:span></text:p>
        </text:list-item>
        <text:list-item>
          <text:p text:style-name="P10"><text:span text:style-name="T6">选择</text:span>“<text:span text:style-name="T10">Grid</text:span>”（<text:span text:style-name="T6">网格</text:span>）<text:span text:style-name="T6">为</text:span>“<text:span text:style-name="T10">0.010</text:span>”<text:span text:style-name="T6">，选择</text:span>“<text:span text:style-name="T10">Pad options:</text:span>”（<text:span text:style-name="T6">焊盘选项</text:span>）<text:span text:style-name="T6">为</text:span>“<text:span text:style-name="T10">Thermal</text:span>”<text:span text:style-name="T6">，选择</text:span>“<text:span text:style-name="T10">Zone edges orient:</text:span>”（<text:span text:style-name="T6">覆铜边缘方向</text:span>）<text:span text:style-name="T6">为</text:span>“<text:span text:style-name="T10">H,V</text:span>”<text:span text:style-name="T6">，然后单击</text:span>“<text:span text:style-name="T10">Fill</text:span>”（<text:span text:style-name="T6">填充</text:span>）<text:span text:style-name="T6">按钮。</text:span></text:p>
        </text:list-item>
        <text:list-item>
          <text:p text:style-name="P10"><draw:frame draw:style-name="fr1" draw:name="graphics53" text:anchor-type="paragraph" svg:width="9.904cm" svg:height="6.087cm" draw:z-index="52"><draw:image xlink:href="Pictures/20000007000034E900002085D63B6ABB.svm" xlink:type="simple" xlink:show="embed" xlink:actuate="onLoad"/></draw:frame><text:span text:style-name="T6">你的电路板将变成下图的样子。</text:span></text:p>
        </text:list-item>
      </text:list>
      <text:p text:style-name="P1"><draw:frame draw:style-name="fr1" draw:name="graphics56" text:anchor-type="paragraph" svg:width="10.149cm" svg:height="7.022cm" draw:z-index="56"><draw:image xlink:href="Pictures/200000070000706F00006945BBFC6A36.svm" xlink:type="simple" xlink:show="embed" xlink:actuate="onLoad"/></draw:frame><text:soft-page-break/></text:p>
      <text:list text:style-name="L1" text:continue-numbering="true">
        <text:list-item>
          <text:p text:style-name="P10"><text:span text:style-name="T6">现在从顶部工具栏的下拉菜单中选择</text:span>“<text:span text:style-name="T10">Edges Pcb</text:span>”（<text:span text:style-name="T12">PCB</text:span><text:span text:style-name="T6">边界层</text:span>）<text:span text:style-name="T6">。</text:span></text:p>
        </text:list-item>
        <text:list-item>
          <text:p text:style-name="P10"><text:span text:style-name="T6">从右侧工具栏中选择</text:span>“<text:span text:style-name="T10">Add graphic line or polygon</text:span>”（<text:span text:style-name="T6">添加图形：线或多边形</text:span>）<text:span text:style-name="T6">按钮。</text:span></text:p>
        </text:list-item>
      </text:list>
      <text:p text:style-name="P1"><draw:frame draw:style-name="fr2" draw:name="graphics55" text:anchor-type="paragraph" svg:width="4.165cm" svg:height="1.533cm" draw:z-index="53"><draw:image xlink:href="Pictures/20000007000013D80000074EDA4D05F6.svm" xlink:type="simple" xlink:show="embed" xlink:actuate="onLoad"/></draw:frame></text:p>
      <text:list text:style-name="L1" text:continue-numbering="true">
        <text:list-item>
          <text:p text:style-name="P10"><text:span text:style-name="T6">沿着电路板的边缘画出边框，注意在边框和铜箔之间保留一定的间隙。</text:span></text:p>
        </text:list-item>
        <text:list-item>
          <text:p text:style-name="P10"><text:span text:style-name="T6">单击</text:span>“<text:span text:style-name="T10">Pcb Design Rules Check</text:span>”（<text:span text:style-name="T12">PCB</text:span><text:span text:style-name="T6">设计规则检查</text:span>）<text:span text:style-name="T6">可进行设计规则检查。</text:span></text:p>
        </text:list-item>
        <text:list-item>
          <text:p text:style-name="P10"><draw:frame draw:style-name="fr2" draw:name="graphics57" text:anchor-type="paragraph" svg:width="3.732cm" svg:height="1.397cm" draw:z-index="54"><draw:image xlink:href="Pictures/20000007000013270000072B48EDB218.svm" xlink:type="simple" xlink:show="embed" xlink:actuate="onLoad"/></draw:frame><text:span text:style-name="T6">单击</text:span>“<text:span text:style-name="T10">Test DRC</text:span>”（<text:span text:style-name="T12">DRC</text:span><text:span text:style-name="T6">测试</text:span>）<text:span text:style-name="T6">。应该保证没有错误。</text:span></text:p>
        </text:list-item>
        <text:list-item>
          <text:p text:style-name="P10"><text:span text:style-name="T6">单击</text:span>“<text:span text:style-name="T10">List Unconn</text:span>”（<text:span text:style-name="T6">列出未连接的</text:span>）<text:span text:style-name="T6">。应该保证没有未连接的。</text:span></text:p>
        </text:list-item>
        <text:list-item>
          <text:p text:style-name="P10"><text:span text:style-name="T6">单击</text:span>“<text:span text:style-name="T10">files</text:span>”<text:span text:style-name="T6">（文件）</text:span>-&gt; “<text:span text:style-name="T10">Save board</text:span>”（<text:span text:style-name="T6">保存电路板</text:span>）<text:span text:style-name="T6">将文件保存。</text:span></text:p>
        </text:list-item>
        <text:list-item>
          <text:p text:style-name="P10"><text:span text:style-name="T6">单击</text:span>“<text:span text:style-name="T10">3D Display</text:span>”<text:span text:style-name="T6">（</text:span><text:span text:style-name="T12">3D</text:span><text:span text:style-name="T6">显示）</text:span> -&gt; “<text:span text:style-name="T10">3D Display</text:span>”<text:span text:style-name="T6">可以以</text:span><text:span text:style-name="T12">3D</text:span><text:span text:style-name="T6">方式查看你的电路板。</text:span></text:p>
        </text:list-item>
        <text:list-item>
          <text:p text:style-name="P10"><draw:frame draw:style-name="fr2" draw:name="graphics58" text:anchor-type="paragraph" svg:width="3.362cm" svg:height="1.693cm" draw:z-index="57"><draw:image xlink:href="Pictures/20000007000012540000093C9805DBD9.svm" xlink:type="simple" xlink:show="embed" xlink:actuate="onLoad"/></draw:frame><text:span text:style-name="T6">你可以通过鼠标拖动来旋转</text:span><text:span text:style-name="T10">PCB</text:span><text:span text:style-name="T6">。</text:span></text:p>
          <text:p text:style-name="P10"><draw:frame draw:style-name="fr1" draw:name="graphics59" text:anchor-type="paragraph" svg:width="8.853cm" svg:height="7.703cm" draw:z-index="58"><draw:image xlink:href="Pictures/200000070000471A00003DDECEAFECA5.svm" xlink:type="simple" xlink:show="embed" xlink:actuate="onLoad"/></draw:frame></text:p>
        </text:list-item>
        <text:list-item>
          <text:p text:style-name="P10"><text:span text:style-name="T6">你的电路板已经完成了，为了把它交给制造工厂生产，你还需要生成</text:span><text:span text:style-name="T10">GERBER</text:span><text:span text:style-name="T6">文件。</text:span></text:p>
        </text:list-item>
        <text:list-item>
          <text:p text:style-name="P10"><text:soft-page-break/><text:span text:style-name="T6">单击</text:span>“<text:span text:style-name="T10">files</text:span>”<text:span text:style-name="T6">（文件）</text:span> -&gt; “<text:span text:style-name="T10">plot</text:span>”（<text:span text:style-name="T6">绘图输出</text:span>）<text:span text:style-name="T6">。</text:span></text:p>
        </text:list-item>
        <text:list-item>
          <text:p text:style-name="P10"><text:span text:style-name="T6">在</text:span>“<text:span text:style-name="T10">plot format</text:span>”（<text:span text:style-name="T6">绘图格式</text:span>）<text:span text:style-name="T6">选择</text:span><text:span text:style-name="T12">GERBER</text:span><text:span text:style-name="T6">，然后单击“</text:span><text:span text:style-name="T12">p</text:span><text:span text:style-name="T10">lot</text:span><text:span text:style-name="T6">”（绘图）。</text:span></text:p>
        </text:list-item>
        <text:list-item>
          <text:p text:style-name="P10"><text:span text:style-name="T6">要查看</text:span><text:span text:style-name="T10">GERBER</text:span><text:span text:style-name="T6">文件请回到</text:span><text:span text:style-name="T10">KiCad</text:span><text:span text:style-name="T6">主窗口。</text:span></text:p>
        </text:list-item>
        <text:list-item>
          <text:p text:style-name="P10"><text:span text:style-name="T6">单击</text:span>“<text:span text:style-name="T10">GerbView</text:span>”<text:span text:style-name="T6">按钮。</text:span></text:p>
          <text:p text:style-name="P10"><draw:frame draw:style-name="fr2" draw:name="graphics61" text:anchor-type="paragraph" svg:width="7.823cm" svg:height="2.103cm" draw:z-index="60"><draw:image xlink:href="Pictures/200000070000303A00000CF49EADB3FD.svm" xlink:type="simple" xlink:show="embed" xlink:actuate="onLoad"/></draw:frame></text:p>
        </text:list-item>
        <text:list-item>
          <text:p text:style-name="P10"><text:span text:style-name="T6">单击</text:span>“<text:span text:style-name="T10">files</text:span>”<text:span text:style-name="T6">（文件）</text:span>-&gt; “<text:span text:style-name="T10">Load GERBER file</text:span>”（<text:span text:style-name="T6">加载</text:span><text:span text:style-name="T12">GERBER</text:span><text:span text:style-name="T6">文件</text:span>）<text:span text:style-name="T6">。</text:span></text:p>
          <text:p text:style-name="P10"><draw:frame draw:style-name="fr1" draw:name="graphics60" text:anchor-type="paragraph" svg:width="7.684cm" svg:height="4.219cm" draw:z-index="59"><draw:image xlink:href="Pictures/2000000700002B68000017D718DF64EE.svm" xlink:type="simple" xlink:show="embed" xlink:actuate="onLoad"/></draw:frame></text:p>
        </text:list-item>
        <text:list-item>
          <text:p text:style-name="P10"><text:span text:style-name="T6">选择文件</text:span>“<text:span text:style-name="T10">tute1_Copper.pho</text:span>”<text:span text:style-name="T6">并单击</text:span>“<text:span text:style-name="T10">open</text:span>”（<text:span text:style-name="T6">打开</text:span>）<text:span text:style-name="T6">。</text:span></text:p>
        </text:list-item>
        <text:list-item>
          <text:p text:style-name="P10"><text:span text:style-name="T6">在下拉菜单中选择</text:span>“<text:span text:style-name="T10">Layer2</text:span>”<text:span text:style-name="T6">。</text:span></text:p>
        </text:list-item>
        <text:list-item>
          <text:p text:style-name="P10"><text:span text:style-name="T6">重复步骤</text:span> <text:span text:style-name="T10">174</text:span> <text:span text:style-name="T6">和</text:span> <text:span text:style-name="T10">175</text:span><text:span text:style-name="T6">，这一次加载</text:span>“<text:span text:style-name="T10">tute1_component.pho</text:span>”<text:span text:style-name="T6">。</text:span></text:p>
        </text:list-item>
        <text:list-item>
          <text:p text:style-name="P10"><text:span text:style-name="T6">重复步骤</text:span> <text:span text:style-name="T10">176</text:span> <text:span text:style-name="T6">选择</text:span>“<text:span text:style-name="T10">Layer3</text:span>”<text:span text:style-name="T6">。再重复步骤</text:span><text:span text:style-name="T10">174</text:span><text:span text:style-name="T6">和</text:span><text:span text:style-name="T10">175</text:span><text:span text:style-name="T6">加载</text:span>“<text:span text:style-name="T10">tute1_SlkSCmp.pho</text:span>”.</text:p>
        </text:list-item>
        <text:list-item>
          <text:p text:style-name="P10"><draw:frame draw:style-name="fr1" draw:name="graphics62" text:anchor-type="paragraph" svg:width="10.342cm" svg:height="7.511cm" draw:z-index="61"><draw:image xlink:href="Pictures/2000000700005D25000043A874660631.svm" xlink:type="simple" xlink:show="embed" xlink:actuate="onLoad"/></draw:frame><text:span text:style-name="T6">通过这种方法，你可以对各个层进行检验。</text:span></text:p>
        </text:list-item>
      </text:list>
      <text:p text:style-name="P1"/>
      <text:p text:style-name="P9"><text:span text:style-name="T12">KiCad</text:span><text:span text:style-name="T6">有一个丰富的封装库，但是偶尔你也会发现库中并没有自己需要的封装。下面我们一步一步地在</text:span><text:span text:style-name="T12">KiCad中</text:span><text:span text:style-name="T6">制作一个表面贴封装。</text:span> <text:s/></text:p>
      <text:p text:style-name="P1"/>
      <text:list text:style-name="L1" text:continue-numbering="true">
        <text:list-item>
          <text:p text:style-name="P10"><text:span text:style-name="T6">要建立一个新的</text:span><text:span text:style-name="T10">PCB</text:span><text:span text:style-name="T6">封装，请先回到</text:span>“<text:span text:style-name="T10">PCBnew</text:span>”<text:span text:style-name="T6">中。</text:span></text:p>
        </text:list-item>
        <text:list-item>
          <text:p text:style-name="P10"><text:span text:style-name="T6">单击顶部工具栏中的</text:span>“<text:span text:style-name="T10">Open Module Editor</text:span>”（<text:span text:style-name="T6">打开模块编辑器</text:span>）<text:span text:style-name="T6">。</text:span></text:p>
        </text:list-item>
        <text:list-item>
          <text:p text:style-name="P10"><draw:frame draw:style-name="fr2" draw:name="graphics63" text:anchor-type="paragraph" svg:width="3.468cm" svg:height="1.464cm" draw:z-index="62"><draw:image xlink:href="Pictures/20000007000014420000088BFBC15F3A.svm" xlink:type="simple" xlink:show="embed" xlink:actuate="onLoad"/></draw:frame><text:span text:style-name="T6">这将打开</text:span>“<text:span text:style-name="T10">Module Editor</text:span>”（<text:span text:style-name="T6">模块编辑器</text:span>）<text:span text:style-name="T6">。</text:span></text:p>
        </text:list-item>
        <text:list-item>
          <text:p text:style-name="P10"><text:span text:style-name="T6">单击顶部工具栏中的</text:span>“<text:span text:style-name="T10">select working library</text:span>”（<text:span text:style-name="T6">选择工作库</text:span>）<text:span text:style-name="T6">。</text:span></text:p>
        </text:list-item>
        <text:list-item>
          <text:p text:style-name="P10"><draw:frame draw:style-name="fr2" draw:name="graphics64" text:anchor-type="paragraph" svg:width="3.503cm" svg:height="1.413cm" draw:z-index="63"><draw:image xlink:href="Pictures/20000007000011C70000072B7AB3546E.svm" xlink:type="simple" xlink:show="embed" xlink:actuate="onLoad"/></draw:frame><text:soft-page-break/><text:span text:style-name="T6">在本例子中我们选</text:span>“<text:span text:style-name="T10">connect</text:span>”<text:span text:style-name="T6">库。</text:span></text:p>
        </text:list-item>
        <text:list-item>
          <text:p text:style-name="P10"><text:span text:style-name="T6">单击顶部工具栏中的</text:span>“<text:span text:style-name="T10">New Module</text:span>”（<text:span text:style-name="T6">新建模块</text:span>）<text:span text:style-name="T6">按钮。</text:span></text:p>
        </text:list-item>
        <text:list-item>
          <text:p text:style-name="P10"><draw:frame draw:style-name="fr2" draw:name="graphics65" text:anchor-type="paragraph" svg:width="2.357cm" svg:height="1.473cm" draw:z-index="64"><draw:image xlink:href="Pictures/2000000700000C2100000795C4D74FA9.svm" xlink:type="simple" xlink:show="embed" xlink:actuate="onLoad"/></draw:frame><text:span text:style-name="T6">在</text:span>“<text:span text:style-name="T10">module reference</text:span>”（<text:span text:style-name="T6">模块索引</text:span>）<text:span text:style-name="T6">输入“</text:span><text:span text:style-name="T12">MYCONN3</text:span><text:span text:style-name="T6">”。</text:span></text:p>
        </text:list-item>
        <text:list-item>
          <text:p text:style-name="P10"><text:span text:style-name="T6">在屏幕中央，你会看到</text:span>“<text:span text:style-name="T10">MYCONN3</text:span>”<text:span text:style-name="T6">标签。</text:span></text:p>
        </text:list-item>
        <text:list-item>
          <text:p text:style-name="P10"><text:span text:style-name="T6">在这个标签下面是</text:span>“<text:span text:style-name="T10">VAL**</text:span>”<text:span text:style-name="T6">。</text:span></text:p>
        </text:list-item>
        <text:list-item>
          <text:p text:style-name="P10"><text:span text:style-name="T6">右键单击</text:span>“<text:span text:style-name="T10">MYCONN3</text:span>”<text:span text:style-name="T6">并把它移动到</text:span>“<text:span text:style-name="T10">VAL**</text:span>”<text:span text:style-name="T6">的上方。</text:span></text:p>
        </text:list-item>
        <text:list-item>
          <text:p text:style-name="P10"><text:span text:style-name="T6">右键单击</text:span>“<text:span text:style-name="T10">VAL**</text:span>”<text:span text:style-name="T6">，选择</text:span>“<text:span text:style-name="T10">Edit Text Mod</text:span>”（<text:span text:style-name="T6">编辑模块文字</text:span>）<text:span text:style-name="T6">把它改名为</text:span>“<text:span text:style-name="T10">SMD</text:span>”<text:span text:style-name="T6">。</text:span></text:p>
        </text:list-item>
        <text:list-item>
          <text:p text:style-name="P10"><text:span text:style-name="T6">选中</text:span>“<text:span text:style-name="T10">no display</text:span>”<text:span text:style-name="T6">核选框。</text:span></text:p>
        </text:list-item>
        <text:list-item>
          <text:p text:style-name="P10"><text:span text:style-name="T6">在右侧工具栏中选择</text:span>“<text:span text:style-name="T10">Add Pads</text:span>”（<text:span text:style-name="T6">添加焊盘</text:span>）<text:span text:style-name="T6">。</text:span> </text:p>
        </text:list-item>
        <text:list-item>
          <text:p text:style-name="P10"><draw:frame draw:style-name="fr2" draw:name="graphics66" text:anchor-type="paragraph" svg:width="1.45cm" svg:height="1.554cm" draw:z-index="65"><draw:image xlink:href="Pictures/20000007000007B800000845AAEB43F5.svm" xlink:type="simple" xlink:show="embed" xlink:actuate="onLoad"/></draw:frame><text:span text:style-name="T6">单击屏幕放置焊盘。</text:span></text:p>
        </text:list-item>
        <text:list-item>
          <text:p text:style-name="P10"><text:span text:style-name="T6">右键单击这个新焊盘并选择</text:span>“<text:span text:style-name="T10">edit</text:span>”（<text:span text:style-name="T6">编辑</text:span>）<text:span text:style-name="T6">。</text:span></text:p>
        </text:list-item>
        <text:list-item>
          <text:p text:style-name="P10"><draw:frame draw:style-name="fr1" draw:name="graphics67" text:anchor-type="paragraph" svg:width="9.507cm" svg:height="10.987cm" draw:z-index="66"><draw:image xlink:href="Pictures/2000000700003ED50000489E1AFC004A.svm" xlink:type="simple" xlink:show="embed" xlink:actuate="onLoad"/></draw:frame><text:span text:style-name="T6">设置</text:span>“<text:span text:style-name="T10">Pad Num</text:span>”（<text:span text:style-name="T6">焊盘编号</text:span>）<text:span text:style-name="T6">为</text:span>“<text:span text:style-name="T10">1</text:span>”<text:span text:style-name="T6">，</text:span>“<text:span text:style-name="T10">Pad Size X</text:span>”（<text:span text:style-name="T6">焊盘大小</text:span><text:span text:style-name="T12">X</text:span>）<text:span text:style-name="T6">为</text:span>“<text:span text:style-name="T10">0.4</text:span>”<text:span text:style-name="T6">，</text:span>“<text:span text:style-name="T10">Pad Size Y</text:span>”（<text:span text:style-name="T6">焊盘大小</text:span><text:span text:style-name="T12">Y</text:span>）<text:span text:style-name="T6">为</text:span>“<text:span text:style-name="T10">0.8</text:span>”<text:span text:style-name="T6">，</text:span>“<text:span text:style-name="T10">Pad Shape</text:span>”（<text:span text:style-name="T6">焊盘形状</text:span>）<text:span text:style-name="T6">为</text:span>“<text:span text:style-name="T10">Rect</text:span>”<text:span text:style-name="T6">，</text:span>“<text:span text:style-name="T10">Pad Type</text:span>”（<text:span text:style-name="T6">焊盘类型</text:span>）<text:span text:style-name="T6">为</text:span>“<text:span text:style-name="T10">SMD</text:span>”<text:span text:style-name="T6">。单击</text:span>“<text:span text:style-name="T10">Ok</text:span>”<text:span text:style-name="T6">。</text:span></text:p>
        </text:list-item>
        <text:list-item>
          <text:p text:style-name="P10"><text:span text:style-name="T6">再次单击</text:span>“<text:span text:style-name="T10">Add Pads</text:span>”<text:span text:style-name="T6">放置另外两个焊盘。</text:span></text:p>
        </text:list-item>
        <text:list-item>
          <text:p text:style-name="P10"><draw:frame draw:style-name="fr1" draw:name="graphics68" text:anchor-type="paragraph" svg:width="7.585cm" svg:height="4.849cm" draw:z-index="67"><draw:image xlink:href="Pictures/200000070000299D00001A98383FC3AD.svm" xlink:type="simple" xlink:show="embed" xlink:actuate="onLoad"/></draw:frame><text:soft-page-break/><text:span text:style-name="T6">移动标签</text:span>“<text:span text:style-name="T10">MYCONN3</text:span>”<text:span text:style-name="T6">和</text:span>“<text:span text:style-name="T10">SMD</text:span>”<text:span text:style-name="T6">，使看起来入上图所示。</text:span></text:p>
        </text:list-item>
        <text:list-item>
          <text:p text:style-name="P10"><text:span text:style-name="T6">单击右侧工具栏中的</text:span>“<text:span text:style-name="T10">Add graphic line or polygon</text:span>”（<text:span text:style-name="T6">添加图形线或多边形</text:span>）<text:span text:style-name="T6">按钮。</text:span></text:p>
        </text:list-item>
        <text:list-item>
          <text:p text:style-name="P10"><draw:frame draw:style-name="fr2" draw:name="graphics69" text:anchor-type="paragraph" svg:width="3.718cm" svg:height="1.609cm" draw:z-index="68"><draw:image xlink:href="Pictures/200000070000136E00000868C9B920BB.svm" xlink:type="simple" xlink:show="embed" xlink:actuate="onLoad"/></draw:frame><text:span text:style-name="T6">画出这个连接器元件的轮廓。</text:span> </text:p>
        </text:list-item>
        <text:list-item>
          <text:p text:style-name="P10"><draw:frame draw:style-name="fr1" draw:name="graphics70" text:anchor-type="paragraph" svg:width="4.27cm" svg:height="4.699cm" draw:z-index="69"><draw:image xlink:href="Pictures/2000000700002EB600003365D75DBDE3.svm" xlink:type="simple" xlink:show="embed" xlink:actuate="onLoad"/></draw:frame><text:span text:style-name="T6">单击顶部工具栏中的</text:span>“<text:span text:style-name="T10">Save Module in working directory</text:span>”（<text:span text:style-name="T6">将模块保存到工作目录</text:span>）<text:span text:style-name="T6">。</text:span></text:p>
        </text:list-item>
        <text:list-item>
          <text:p text:style-name="P10"><draw:frame draw:style-name="fr2" draw:name="graphics71" text:anchor-type="paragraph" svg:width="4.531cm" svg:height="1.415cm" draw:z-index="70"><draw:image xlink:href="Pictures/20000007000017D700000771A5B51FAA.svm" xlink:type="simple" xlink:show="embed" xlink:actuate="onLoad"/></draw:frame><text:span text:style-name="T6">现在你可以回到</text:span><text:span text:style-name="T10">PCBnew</text:span><text:span text:style-name="T6">单击右侧工具栏中的</text:span>“<text:span text:style-name="T10">Add modules</text:span>”（<text:span text:style-name="T6">添加模块</text:span>）<text:span text:style-name="T6">按钮。</text:span></text:p>
          <text:p text:style-name="P10"><draw:frame draw:style-name="fr2" draw:name="graphics72" text:anchor-type="paragraph" svg:width="1.942cm" svg:height="1.565cm" draw:z-index="71"><draw:image xlink:href="Pictures/20000007000009EC000007FE30A08E29.svm" xlink:type="simple" xlink:show="embed" xlink:actuate="onLoad"/></draw:frame></text:p>
        </text:list-item>
        <text:list-item>
          <text:p text:style-name="P10"><text:span text:style-name="T6">单击屏幕，模块名称窗口将弹出。</text:span></text:p>
        </text:list-item>
        <text:list-item>
          <text:p text:style-name="P10"><text:span text:style-name="T6">选择模块</text:span>“<text:span text:style-name="T10">MYCONN3</text:span>”<text:span text:style-name="T6">并把它放置到你的</text:span><text:span text:style-name="T10">PCB</text:span><text:span text:style-name="T6">中。</text:span></text:p>
        </text:list-item>
      </text:list>
      <text:p text:style-name="P1"/>
      <text:p text:style-name="P1"><text:span text:style-name="T6">本文是一个介绍</text:span><text:span text:style-name="T12">KiCad</text:span><text:span text:style-name="T6">主要特性的快速教程。更详细的介绍，请参见</text:span><text:span text:style-name="T12">KiCad</text:span><text:span text:style-name="T6">的帮助文件。在</text:span><text:span text:style-name="T12">KiCad</text:span><text:span text:style-name="T6">的任何模块中，你都可以通过单击菜单</text:span><text:span text:style-name="T10">help</text:span><text:span text:style-name="T12">（帮助）</text:span> -&gt; <text:span text:style-name="T12">help</text:span><text:span text:style-name="T6">来阅读帮助文档。</text:span></text:p>
      <text:list text:style-name="L1" text:continue-numbering="true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Airmole" svg:font-family="Airmole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6-02-16T11:41:49</meta:creation-date>
    <dc:date>2008-04-25T21:45:12</dc:date>
    <meta:print-date>2006-02-21T19:47:32</meta:print-date>
    <meta:editing-cycles>153</meta:editing-cycles>
    <meta:editing-duration>P1DT16H38M28S</meta:editing-duration>
    <meta:user-defined meta:name="Info 1"/>
    <meta:user-defined meta:name="Info 2"/>
    <meta:user-defined meta:name="Info 3"/>
    <meta:user-defined meta:name="Info 4"/>
    <meta:document-statistic meta:table-count="0" meta:image-count="73" meta:object-count="0" meta:page-count="17" meta:paragraph-count="217" meta:word-count="2723" meta:character-count="7815"/>
  </office:meta>
</office:document-meta>
</file>